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7" style:family="table">
      <style:table-properties style:width="6.9271in" fo:margin-left="0in" fo:margin-right="-0.0021in" table:align="margins"/>
    </style:style>
    <style:style style:name="Table7.A" style:family="table-column">
      <style:table-column-properties style:column-width="1.2396in" style:rel-column-width="11727*"/>
    </style:style>
    <style:style style:name="Table7.B" style:family="table-column">
      <style:table-column-properties style:column-width="1.1354in" style:rel-column-width="10741*"/>
    </style:style>
    <style:style style:name="Table7.D" style:family="table-column">
      <style:table-column-properties style:column-width="1.5104in" style:rel-column-width="14289*"/>
    </style:style>
    <style:style style:name="Table7.E" style:family="table-column">
      <style:table-column-properties style:column-width="1.8021in" style:rel-column-width="17051*"/>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A8" style:family="table-cell">
      <style:table-cell-properties style:vertical-align="middle" fo:padding="0.0382in" fo:border-left="0.0007in solid #000000" fo:border-right="none" fo:border-top="none" fo:border-bottom="0.0007in solid #000000"/>
    </style:style>
    <style:style style:name="Table7.E8"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2.2917in" style:rel-column-width="21680*"/>
    </style:style>
    <style:style style:name="Table8.B" style:family="table-column">
      <style:table-column-properties style:column-width="2.325in" style:rel-column-width="21996*"/>
    </style:style>
    <style:style style:name="Table8.C" style:family="table-column">
      <style:table-column-properties style:column-width="2.3104in" style:rel-column-width="2185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C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0.9375in" style:rel-column-width="8869*"/>
    </style:style>
    <style:style style:name="Table9.B" style:family="table-column">
      <style:table-column-properties style:column-width="0.6875in" style:rel-column-width="6504*"/>
    </style:style>
    <style:style style:name="Table9.C" style:family="table-column">
      <style:table-column-properties style:column-width="0.8021in" style:rel-column-width="7588*"/>
    </style:style>
    <style:style style:name="Table9.D" style:family="table-column">
      <style:table-column-properties style:column-width="0.7292in" style:rel-column-width="6898*"/>
    </style:style>
    <style:style style:name="Table9.E" style:family="table-column">
      <style:table-column-properties style:column-width="0.7708in" style:rel-column-width="7292*"/>
    </style:style>
    <style:style style:name="Table9.F" style:family="table-column">
      <style:table-column-properties style:column-width="0.8854in" style:rel-column-width="8376*"/>
    </style:style>
    <style:style style:name="Table9.G" style:family="table-column">
      <style:table-column-properties style:column-width="2.1146in" style:rel-column-width="2000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5625in" style:rel-column-width="5321*"/>
    </style:style>
    <style:style style:name="Table11.B" style:family="table-column">
      <style:table-column-properties style:column-width="3in" style:rel-column-width="28382*"/>
    </style:style>
    <style:style style:name="Table11.C" style:family="table-column">
      <style:table-column-properties style:column-width="3.3646in" style:rel-column-width="31832*"/>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0.75in" style:rel-column-width="7095*"/>
    </style:style>
    <style:style style:name="Table12.B" style:family="table-column">
      <style:table-column-properties style:column-width="1.0208in" style:rel-column-width="9657*"/>
    </style:style>
    <style:style style:name="Table12.C" style:family="table-column">
      <style:table-column-properties style:column-width="1.1667in" style:rel-column-width="11037*"/>
    </style:style>
    <style:style style:name="Table12.D" style:family="table-column">
      <style:table-column-properties style:column-width="1.1771in" style:rel-column-width="11136*"/>
    </style:style>
    <style:style style:name="Table12.E" style:family="table-column">
      <style:table-column-properties style:column-width="2.8125in" style:rel-column-width="26610*"/>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1.3847in" style:rel-column-width="13107*"/>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791in" style:rel-column-width="7483*"/>
    </style:style>
    <style:style style:name="Table2.B" style:family="table-column">
      <style:table-column-properties style:column-width="0.9278in" style:rel-column-width="8777*"/>
    </style:style>
    <style:style style:name="Table2.C" style:family="table-column">
      <style:table-column-properties style:column-width="1.0403in" style:rel-column-width="9841*"/>
    </style:style>
    <style:style style:name="Table2.D" style:family="table-column">
      <style:table-column-properties style:column-width="0.6042in" style:rel-column-width="5715*"/>
    </style:style>
    <style:style style:name="Table2.E" style:family="table-column">
      <style:table-column-properties style:column-width="3.5639in" style:rel-column-width="33719*"/>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none" fo:border-top="none" fo:border-bottom="0.0007in solid #000000">
        <style:background-image/>
      </style:table-cell-properties>
    </style:style>
    <style:style style:name="Table2.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 style:family="table">
      <style:table-properties style:width="6.9271in" fo:margin-left="0in" fo:margin-right="-0.0021in" table:align="margins"/>
    </style:style>
    <style:style style:name="Table3.A" style:family="table-column">
      <style:table-column-properties style:column-width="0.7813in" style:rel-column-width="7391*"/>
    </style:style>
    <style:style style:name="Table3.B" style:family="table-column">
      <style:table-column-properties style:column-width="0.9375in" style:rel-column-width="8869*"/>
    </style:style>
    <style:style style:name="Table3.C" style:family="table-column">
      <style:table-column-properties style:column-width="1.0833in" style:rel-column-width="10249*"/>
    </style:style>
    <style:style style:name="Table3.D" style:family="table-column">
      <style:table-column-properties style:column-width="0.5833in" style:rel-column-width="5518*"/>
    </style:style>
    <style:style style:name="Table3.E" style:family="table-column">
      <style:table-column-properties style:column-width="3.5417in" style:rel-column-width="33508*"/>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none" fo:border-top="none" fo:border-bottom="0.0007in solid #000000">
        <style:background-image/>
      </style:table-cell-properties>
    </style:style>
    <style:style style:name="Table3.E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 style:family="table">
      <style:table-properties style:width="6.9271in" fo:margin-left="0in" fo:margin-right="-0.0021in" table:align="margins"/>
    </style:style>
    <style:style style:name="Table1.A" style:family="table-column">
      <style:table-column-properties style:column-width="2.375in" style:rel-column-width="22469*"/>
    </style:style>
    <style:style style:name="Table1.B" style:family="table-column">
      <style:table-column-properties style:column-width="2.2417in" style:rel-column-width="21207*"/>
    </style:style>
    <style:style style:name="Table1.C" style:family="table-column">
      <style:table-column-properties style:column-width="2.3104in" style:rel-column-width="2185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6875in" style:rel-column-width="6504*"/>
    </style:style>
    <style:style style:name="Table4.B" style:family="table-column">
      <style:table-column-properties style:column-width="1.1667in" style:rel-column-width="11037*"/>
    </style:style>
    <style:style style:name="Table4.C" style:family="table-column">
      <style:table-column-properties style:column-width="1.8021in" style:rel-column-width="17048*"/>
    </style:style>
    <style:style style:name="Table4.D" style:family="table-column">
      <style:table-column-properties style:column-width="3.2708in" style:rel-column-width="3094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813in" style:rel-column-width="7391*"/>
    </style:style>
    <style:style style:name="Table5.B" style:family="table-column">
      <style:table-column-properties style:column-width="1.9792in" style:rel-column-width="18724*"/>
    </style:style>
    <style:style style:name="Table5.C" style:family="table-column">
      <style:table-column-properties style:column-width="1.4576in" style:rel-column-width="13790*"/>
    </style:style>
    <style:style style:name="Table5.D" style:family="table-column">
      <style:table-column-properties style:column-width="2.709in" style:rel-column-width="25630*"/>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style:vertical-align="middle" fo:padding="0.0382in" fo:border-left="0.0007in solid #000000" fo:border-right="none" fo:border-top="none" fo:border-bottom="0.0007in solid #000000"/>
    </style:style>
    <style:style style:name="Table5.D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8813in" style:rel-column-width="8337*"/>
    </style:style>
    <style:style style:name="Table6.B" style:family="table-column">
      <style:table-column-properties style:column-width="0.5875in" style:rel-column-width="5558*"/>
    </style:style>
    <style:style style:name="Table6.C" style:family="table-column">
      <style:table-column-properties style:column-width="0.7146in" style:rel-column-width="6760*"/>
    </style:style>
    <style:style style:name="Table6.D" style:family="table-column">
      <style:table-column-properties style:column-width="0.65in" style:rel-column-width="6149*"/>
    </style:style>
    <style:style style:name="Table6.E" style:family="table-column">
      <style:table-column-properties style:column-width="0.7083in" style:rel-column-width="6701*"/>
    </style:style>
    <style:style style:name="Table6.F" style:family="table-column">
      <style:table-column-properties style:column-width="3.3854in" style:rel-column-width="32030*"/>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Text_20_body">
      <style:paragraph-properties fo:break-before="pag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ndale Mono"/>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start"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style:font-name="Andale Mono"/>
    </style:style>
    <style:style style:name="P10" style:family="paragraph" style:parent-style-name="Table_20_Contents">
      <style:text-properties style:font-name="Andale Mono" fo:font-size="10pt" style:font-size-asian="10pt" style:font-size-complex="10pt"/>
    </style:style>
    <style:style style:name="P11" style:family="paragraph" style:parent-style-name="Table_20_Contents">
      <style:paragraph-properties fo:text-align="center" style:justify-single-word="false"/>
      <style:text-properties style:font-name="Andale Mono" fo:font-size="10pt" style:font-size-asian="10pt" style:font-size-complex="10pt"/>
    </style:style>
    <style:style style:name="P12" style:family="paragraph" style:parent-style-name="Table_20_Heading">
      <style:text-properties fo:font-size="10pt" style:font-size-asian="10pt" style:font-size-complex="10pt"/>
    </style:style>
    <style:style style:name="P13" style:family="paragraph" style:parent-style-name="Table_20_Heading">
      <style:paragraph-properties fo:text-align="center"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style:font-name="Arial1"/>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5">
      <style:paragraph-properties>
        <style:tab-stops>
          <style:tab-stop style:position="6.139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ndale Mono"/>
    </style:style>
    <style:style style:name="T4" style:family="text">
      <style:text-properties style:font-name="Arial1"/>
    </style:style>
    <style:style style:name="T5" style:family="text">
      <style:text-properties style:font-name="Andale Mono"/>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Preface<text:tab/>2</text:p>
          <text:p text:style-name="P36">Supplement Scope<text:tab/>2</text:p>
          <text:p text:style-name="P35">Overview<text:tab/>4</text:p>
          <text:p text:style-name="P36">Loader Embedding<text:tab/>5</text:p>
          <text:p text:style-name="P35">Low-Level System Information<text:tab/>6</text:p>
          <text:p text:style-name="P36">Machine Interface<text:tab/>6</text:p>
          <text:p text:style-name="P37">Initial Program Load (IPL) Function<text:tab/>6</text:p>
          <text:p text:style-name="P37">Storage Medium Content<text:tab/>7</text:p>
          <text:p text:style-name="P39">IPL ELF Data<text:tab/>7</text:p>
          <text:p text:style-name="P39">CDROM Devices<text:tab/>7</text:p>
          <text:p text:style-name="P39">Count-Key-Data (CKD) Devices<text:tab/>7</text:p>
          <text:p text:style-name="P39">Fixed-Block-Architecture (FBA) Devices<text:tab/>8</text:p>
          <text:p text:style-name="P39">Tape Devices<text:tab/>9</text:p>
          <text:p text:style-name="P39">Unit Record Devices<text:tab/>9</text:p>
          <text:p text:style-name="P39">Block Format<text:tab/>10</text:p>
          <text:p text:style-name="P38">Stream Block Format<text:tab/>10</text:p>
          <text:p text:style-name="P38">Directed Block Format<text:tab/>11</text:p>
          <text:p text:style-name="P37">Processor Architecture<text:tab/>11</text:p>
          <text:p text:style-name="P36">Operating System Interface<text:tab/>11</text:p>
          <text:p text:style-name="P36">Hardware System Interface<text:tab/>12</text:p>
          <text:p text:style-name="P37">Virtual Address Space<text:tab/>12</text:p>
          <text:p text:style-name="P37">Page Size<text:tab/>12</text:p>
          <text:p text:style-name="P37">Virtual Address Assignments<text:tab/>12</text:p>
          <text:p text:style-name="P39">ASL Area (0x0-0x1FF)<text:tab/>13</text:p>
          <text:p text:style-name="P39">IPLP Area (0x200-0x3FF)<text:tab/>13</text:p>
          <text:p text:style-name="P39">ELF1, ELF2, TXT0, TXT1 and TXT2 Areas<text:tab/>14</text:p>
          <text:p text:style-name="P39">CCW Area<text:tab/>14</text:p>
          <text:p text:style-name="P37">Processor Execution Modes<text:tab/>14</text:p>
          <text:p text:style-name="P36">Exception Interface<text:tab/>14</text:p>
          <text:p text:style-name="P36">Program Initialization<text:tab/>15</text:p>
          <text:p text:style-name="P35">Object Files<text:tab/>16</text:p>
          <text:p text:style-name="P36">ELF Header<text:tab/>16</text:p>
          <text:p text:style-name="P36">Sections<text:tab/>16</text:p>
          <text:p text:style-name="P37">Special Sections<text:tab/>16</text:p>
          <text:p text:style-name="P37">Symbol Table<text:tab/>17</text:p>
          <text:p text:style-name="P37">Relocation<text:tab/>17</text:p>
          <text:p text:style-name="P35">Program Loading and Dynamic Linking<text:tab/>18</text:p>
          <text:p text:style-name="P37">Optional Device Specific Content<text:tab/>18</text:p>
          <text:p text:style-name="P37">Generic IPL ELF<text:tab/>18</text:p>
          <text:p text:style-name="P36">Segment Types<text:tab/>19</text:p>
          <text:p text:style-name="P36">Segment Contents<text:tab/>19</text:p>
          <text:p text:style-name="P37">IPL Segment (0x1f000004)<text:tab/>19</text:p>
          <text:p text:style-name="P37"><text:soft-page-break/>CCW Segment (0x20000004)<text:tab/>21</text:p>
          <text:p text:style-name="P37">LOWC Segment (0x30000006)<text:tab/>22</text:p>
          <text:p text:style-name="P37">LOADER Segment (0xF0000007)<text:tab/>22</text:p>
          <text:p text:style-name="P37">TEXT Segment (0x00000007)<text:tab/>22</text:p>
          <text:p text:style-name="P37">Program Loading<text:tab/>22</text:p>
          <text:p text:style-name="P39">Bootstrap Loading<text:tab/>23</text:p>
          <text:p text:style-name="P37">Dynamic Linking<text:tab/>24</text:p>
          <text:p text:style-name="P35">Trademarks<text:tab/>25</text:p>
          <text:p text:style-name="P35">Related Publications<text:tab/>25</text:p>
        </text:index-body>
      </text:table-of-content>
      <text:p text:style-name="Standard"/>
      <text:p text:style-name="Standard"/>
      <text:h text:style-name="Heading_20_1" text:outline-level="1">Preface</text:h>
      <text:p text:style-name="Text_20_body">The Initial Program Load (IPL) function defines how S/390 and zSeries family processors perform the hardware component of a software “boot” process. <text:s/>The IPL function is compatible between the two processor families.</text:p>
      <text:p text:style-name="Text_20_body">This document describes extensions to the specifications contained within the</text:p>
      <text:list xml:id="list1709219663" text:style-name="L1">
        <text:list-item>
          <text:p text:style-name="P19"><text:span text:style-name="T1">S/390 ELF Application Binary Interface Supplement</text:span> and </text:p>
        </text:list-item>
        <text:list-item>
          <text:p text:style-name="P19"><text:span text:style-name="T1">zSeries ELF Application Binary Interface Supplement</text:span> </text:p>
        </text:list-item>
      </text:list>
      <text:p text:style-name="Text_20_body">allowing participation of the ELF ABI in the S/390 and zSeries IPL function.</text:p>
      <text:p text:style-name="Text_20_body">Copyright (C) 2012 Harold Grovesteen</text:p>
      <text:p text:style-name="Text_20_body">See the file <text:span text:style-name="T3">doc/fdl-1.3.txt</text:span> for copying conditions.</text:p>
      <text:h text:style-name="Heading_20_2" text:outline-level="2">Supplement Scope</text:h>
      <text:p text:style-name="Text_20_body">This specification provides for an S/390 or zSeries ELF executable to provide the program specific content required of the ELF to participate in the IPL function.</text:p>
      <text:p text:style-name="Text_20_body">For direct use by hardware an external process is required to prepare the participating hardware medium from the ELF executable content and provide device specific content.</text:p>
      <text:p text:style-name="Text_20_body">An ELF executable conforming to this specification will be referred to as an “IPL ELF” in the remainder of this document.</text:p>
      <text:p text:style-name="Text_20_body">The specification follows the structure of the Supplements being extended.</text:p>
      <text:p text:style-name="Text_20_body">This supplement describes:</text:p>
      <text:list xml:id="list121136906" text:style-name="L2">
        <text:list-item>
          <text:p text:style-name="P20">the ELF content required of an IPL ELF,</text:p>
        </text:list-item>
        <text:list-item>
          <text:p text:style-name="P20">the memory usage of the IPL ELF specific content and</text:p>
        </text:list-item>
        <text:list-item>
          <text:p text:style-name="P20">mechanisms for optional IPL medium specific content</text:p>
        </text:list-item>
        <text:list-item>
          <text:p text:style-name="P20">storage media usage by the IPL ELF content</text:p>
        </text:list-item>
      </text:list>
      <text:p text:style-name="Text_20_body">This supplement does not describe:</text:p>
      <text:list xml:id="list1553929208" text:style-name="L3">
        <text:list-item>
          <text:p text:style-name="P21"><text:soft-page-break/>how an IPL ELF executable is constructed,</text:p>
        </text:list-item>
        <text:list-item>
          <text:p text:style-name="P21">any medium specific content required on a storage medium, </text:p>
        </text:list-item>
        <text:list-item>
          <text:p text:style-name="P21">loader specific content, or</text:p>
        </text:list-item>
        <text:list-item>
          <text:p text:style-name="P21">how an IPL ELF is processed for storage on a specific medium.</text:p>
        </text:list-item>
      </text:list>
      <text:p text:style-name="P2"/>
      <text:h text:style-name="Heading_20_1" text:outline-level="1">Overview</text:h>
      <text:p text:style-name="Text_20_body">This supplement provides a straight forward mechanism for the use if the Executable and Linking Format (ELF) in the creation of S/390 or zSeries stand-alone IPL programs. <text:s/>The hardware based IPL function, of necessity, creates a rigid binding and subtle interplay of </text:p>
      <text:list xml:id="list1466304289" text:style-name="L4">
        <text:list-item>
          <text:p text:style-name="P22">system storage locations, </text:p>
        </text:list-item>
        <text:list-item>
          <text:p text:style-name="P22">device I/O operations directed to the program storage medium and </text:p>
        </text:list-item>
        <text:list-item>
          <text:p text:style-name="P22">program content.</text:p>
        </text:list-item>
      </text:list>
      <text:p text:style-name="Text_20_body">These combine into a single whole resulting in a processor transitioning from the stop state to the running state executing program instructions. <text:s/>In some environments this process may be described as the “stage0 boot process.”</text:p>
      <text:p text:style-name="Text_20_body">By applying some structure to these components within an ELF, a reasonable standard can be developed for using an ELF in this context. <text:s/>This supplement is by no means the only way the IPL function could be supported. <text:s/></text:p>
      <text:p text:style-name="Text_20_body">Fundamental to the IPL function is the existence of content residing on a storage medium supporting the function with the appropriate data. <text:s/>This supplement assumes a mechanism exists that will appropriately store the ELF content onto such a storage medium. <text:s/>This mechanism is referenced as the “medium preparation process” and is not described in this supplement.</text:p>
      <text:p text:style-name="Text_20_body">This supplement utilizes the standard approaches developed over time and experience to map, in a straight forward way, the roles of specific records, storage areas and the ELF together to create an IPL ELF. <text:s/>Refer to the following sections for a more detailed descriptions <text:s/>of the role of each of the following items.</text:p>
      <table:table table:name="Table7" table:style-name="Table7">
        <table:table-column table:style-name="Table7.A"/>
        <table:table-column table:style-name="Table7.B"/>
        <table:table-column table:style-name="Table7.A"/>
        <table:table-column table:style-name="Table7.D"/>
        <table:table-column table:style-name="Table7.E"/>
        <table:table-header-rows>
          <table:table-row>
            <table:table-cell table:style-name="Table7.A1" office:value-type="string">
              <text:p text:style-name="Table_20_Heading">Medium Content</text:p>
            </table:table-cell>
            <table:table-cell table:style-name="Table7.A1" office:value-type="string">
              <text:p text:style-name="Table_20_Heading">S/390 </text:p>
              <text:p text:style-name="Table_20_Heading">Storage Area</text:p>
            </table:table-cell>
            <table:table-cell table:style-name="Table7.A1" office:value-type="string">
              <text:p text:style-name="Table_20_Heading">zSeries</text:p>
              <text:p text:style-name="Table_20_Heading">Storage Area</text:p>
            </table:table-cell>
            <table:table-cell table:style-name="Table7.A1" office:value-type="string">
              <text:p text:style-name="Table_20_Heading">Record Content</text:p>
            </table:table-cell>
            <table:table-cell table:style-name="Table7.E1" office:value-type="string">
              <text:p text:style-name="Table_20_Heading">Sections</text:p>
            </table:table-cell>
          </table:table-row>
        </table:table-header-rows>
        <table:table-row>
          <table:table-cell table:style-name="Table7.A2" office:value-type="string">
            <text:p text:style-name="P5">IPL Rec. 0</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IPL segment</text:p>
          </table:table-cell>
          <table:table-cell table:style-name="Table7.E2" office:value-type="string">
            <text:p text:style-name="P9">.ipl</text:p>
          </table:table-cell>
        </table:table-row>
        <table:table-row>
          <table:table-cell table:style-name="Table7.A2" office:value-type="string">
            <text:p text:style-name="P5">IPL Rec. 1</text:p>
          </table:table-cell>
          <table:table-cell table:style-name="Table7.A2" office:value-type="string">
            <text:p text:style-name="P5">CCW</text:p>
          </table:table-cell>
          <table:table-cell table:style-name="Table7.A2" office:value-type="string">
            <text:p text:style-name="P5">CCW</text:p>
          </table:table-cell>
          <table:table-cell table:style-name="Table7.A2" office:value-type="string">
            <text:p text:style-name="P5">CCW segment</text:p>
          </table:table-cell>
          <table:table-cell table:style-name="Table7.E2" office:value-type="string">
            <text:p text:style-name="P9">.ccw</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text:p>
          </table:table-cell>
          <table:table-cell table:style-name="Table7.A2" office:value-type="string">
            <text:p text:style-name="P5">LOADER segment</text:p>
          </table:table-cell>
          <table:table-cell table:style-name="Table7.E2" office:value-type="string">
            <text:p text:style-name="P9">.loader</text:p>
          </table:table-cell>
        </table:table-row>
        <table:table-row>
          <table:table-cell table:style-name="Table7.A2" office:value-type="string">
            <text:p text:style-name="P5">IPL Rec. 2</text:p>
          </table:table-cell>
          <table:table-cell table:style-name="Table7.A2" office:value-type="string">
            <text:p text:style-name="P5">TXT0</text:p>
          </table:table-cell>
          <table:table-cell table:style-name="Table7.A2" office:value-type="string">
            <text:p text:style-name="P5">TXT1 or TXT2</text:p>
          </table:table-cell>
          <table:table-cell table:style-name="Table7.A2" office:value-type="string">
            <text:p text:style-name="P5">TEXT segment</text:p>
          </table:table-cell>
          <table:table-cell table:style-name="Table7.E2" office:value-type="string">
            <text:p text:style-name="P9">.text,.data,.bss</text:p>
          </table:table-cell>
        </table:table-row>
        <table:table-row>
          <table:table-cell table:style-name="Table7.A2" office:value-type="string">
            <text:p text:style-name="P5">IPL Rec. 2</text:p>
          </table:table-cell>
          <table:table-cell table:style-name="Table7.A2" office:value-type="string">
            <text:p text:style-name="P5">ELF1</text:p>
          </table:table-cell>
          <table:table-cell table:style-name="Table7.A2" office:value-type="string">
            <text:p text:style-name="P5">ELF2</text:p>
          </table:table-cell>
          <table:table-cell table:style-name="Table7.A2" office:value-type="string">
            <text:p text:style-name="P5">entire ELF</text:p>
          </table:table-cell>
          <table:table-cell table:style-name="Table7.E2" office:value-type="string">
            <text:p text:style-name="P5">all</text:p>
          </table:table-cell>
        </table:table-row>
        <table:table-row>
          <table:table-cell table:style-name="Table7.A2" office:value-type="string">
            <text:p text:style-name="P5">IPL Rec. 3</text:p>
          </table:table-cell>
          <table:table-cell table:style-name="Table7.A2" office:value-type="string">
            <text:p text:style-name="P5">LOWC</text:p>
          </table:table-cell>
          <table:table-cell table:style-name="Table7.A2" office:value-type="string">
            <text:p text:style-name="P5">LOWC</text:p>
          </table:table-cell>
          <table:table-cell table:style-name="Table7.A2" office:value-type="string">
            <text:p text:style-name="P5">LOWC</text:p>
          </table:table-cell>
          <table:table-cell table:style-name="Table7.E2" office:value-type="string">
            <text:p text:style-name="P9">.asl,.iplp</text:p>
          </table:table-cell>
        </table:table-row>
        <table:table-row>
          <table:table-cell table:style-name="Table7.A8" office:value-type="string">
            <text:p text:style-name="P5">Additional recs.</text:p>
          </table:table-cell>
          <table:table-cell table:style-name="Table7.A8" office:value-type="string">
            <text:p text:style-name="P5">ELF1</text:p>
          </table:table-cell>
          <table:table-cell table:style-name="Table7.A8" office:value-type="string">
            <text:p text:style-name="P5">ELF2</text:p>
          </table:table-cell>
          <table:table-cell table:style-name="Table7.A8" office:value-type="string">
            <text:p text:style-name="P5">Bootstrap data</text:p>
          </table:table-cell>
          <table:table-cell table:style-name="Table7.E8" office:value-type="string">
            <text:p text:style-name="P9">all</text:p>
          </table:table-cell>
        </table:table-row>
      </table:table>
      <text:p text:style-name="Text_20_body"/>
      <text:h text:style-name="Heading_20_2" text:outline-level="2"><text:soft-page-break/>Loader Embedding</text:h>
      <text:p text:style-name="Text_20_body">The standard allows for the embedding of a loader within the IPL ELF. <text:s/>Alternatively the IPL medium preparation process may accept a non-embedded loader, an IPL ELF that contains the loader functionality. <text:s/>In this case, the ELF stored into memory by the loader and residing in the additional device records would be specified during the medium preparation process. <text:s text:c="2"/>The medium preparation process could provide additional information to the loader via the loader reserved portion of the LOWC segment placed in the IPLP storage area. <text:s/>Such information is outside the scope of this supplement. <text:s/>Also see the Bootstrap Loading section on details of loader processing.</text:p>
      <text:p text:style-name="Text_20_body"/>
      <text:p text:style-name="P2"/>
      <text:h text:style-name="Heading_20_1" text:outline-level="1">Low-Level System Information</text:h>
      <text:p text:style-name="Text_20_body">The data representation, function calling sequence, exception interface, and process initialization as documented in the processor supplement are optional.</text:p>
      <text:h text:style-name="Heading_20_2" text:outline-level="2">Machine Interface</text:h>
      <text:h text:style-name="Heading_20_3" text:outline-level="3">Initial Program Load (IPL) Function</text:h>
      <text:p text:style-name="Text_20_body">The Initial Program Load function loads the initial program into a S/390 or zSeries family processor. <text:s/>The initial program may be the first program in a series of steps required to load and initialize a control program (operating system) or may provide alone a program-based process.</text:p>
      <text:p text:style-name="Text_20_body">The IPL function uses a machine process that triggers an input/output operation on a hardware device on which is stored the information required to complete the function and turn control over to the loaded program. <text:s/>The stored information is specific to both the program that is loaded and the hardware input/output device participating in the function.</text:p>
      <text:p text:style-name="Text_20_body">The S/390 and zSeries processors perform input/output generally on the basis of physical records stored on a variety of media. <text:s/>The standard use of records and a consistent architecture for hardware device operations allow the IPL function to structure the information consistently for all devices, even though the specific information required by different devices may vary. <text:s/>The following table identifies the program specific and device specific information allocated between the records. <text:s/>Any structure of records and content consistent with the needs of the device and program are allowed, but this is typical.</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IPL Record</text:p>
            </table:table-cell>
            <table:table-cell table:style-name="Table8.A1" office:value-type="string">
              <text:p text:style-name="Table_20_Heading">Program Specific Data</text:p>
            </table:table-cell>
            <table:table-cell table:style-name="Table8.C1" office:value-type="string">
              <text:p text:style-name="Table_20_Heading">Device Specific Data</text:p>
            </table:table-cell>
          </table:table-row>
        </table:table-header-rows>
        <table:table-row>
          <table:table-cell table:style-name="Table8.A2" office:value-type="string">
            <text:p text:style-name="P5">0</text:p>
          </table:table-cell>
          <table:table-cell table:style-name="Table8.B2" office:value-type="string">
            <text:p text:style-name="Table_20_Contents">Initial PSW passing control to the program</text:p>
          </table:table-cell>
          <table:table-cell table:style-name="Table8.C2" office:value-type="string">
            <text:p text:style-name="Table_20_Contents">First two explicit channel command words (CCWs) of the I/O command chain</text:p>
          </table:table-cell>
        </table:table-row>
        <table:table-row>
          <table:table-cell table:style-name="Table8.A2" office:value-type="string">
            <text:p text:style-name="P5">1</text:p>
          </table:table-cell>
          <table:table-cell table:style-name="Table8.B2" office:value-type="string">
            <text:p text:style-name="Table_20_Contents"/>
          </table:table-cell>
          <table:table-cell table:style-name="Table8.C2" office:value-type="string">
            <text:p text:style-name="Table_20_Contents">Remainder of the I/O command chain</text:p>
          </table:table-cell>
        </table:table-row>
        <table:table-row>
          <table:table-cell table:style-name="Table8.A2" office:value-type="string">
            <text:p text:style-name="P5">2</text:p>
          </table:table-cell>
          <table:table-cell table:style-name="Table8.B2" office:value-type="string">
            <text:p text:style-name="Table_20_Contents">The initial program itself</text:p>
          </table:table-cell>
          <table:table-cell table:style-name="Table8.C2" office:value-type="string">
            <text:p text:style-name="Table_20_Contents"/>
          </table:table-cell>
        </table:table-row>
        <table:table-row>
          <table:table-cell table:style-name="Table8.A2" office:value-type="string">
            <text:p text:style-name="P5">3</text:p>
          </table:table-cell>
          <table:table-cell table:style-name="Table8.B2" office:value-type="string">
            <text:p text:style-name="Table_20_Contents">Low storage initialization</text:p>
          </table:table-cell>
          <table:table-cell table:style-name="Table8.C2" office:value-type="string">
            <text:p text:style-name="Table_20_Contents"/>
          </table:table-cell>
        </table:table-row>
      </table:table>
      <text:p text:style-name="Text_20_body"/>
      <text:p text:style-name="Text_20_body">The last record can be considered optional and is not typical, but experience has demonstrated can be a useful addition. <text:s/>This supplement addresses the specification within the Executable and Linking Format (ELF) of program and optional device specific data <text:s/>participating in the IPL function. <text:s/></text:p>
      <text:p text:style-name="Text_20_body">An IPL ELF lacking device specific content allows the ELF to be device and storage medium <text:soft-page-break/>independent. <text:s/>A device independent IPL ELF requires a IPL medium preparation process that supplies the device specific content.</text:p>
      <text:h text:style-name="Heading_20_3" text:outline-level="3">Storage Medium Content</text:h>
      <text:p text:style-name="Text_20_body">This section describes how the IPL records and additional records are stored on various device classes.</text:p>
      <text:h text:style-name="Heading_20_4" text:outline-level="4">IPL ELF Data</text:h>
      <text:p text:style-name="Text_20_body">The supplement supports use of a loader program in conjunction with IPL ELF data. <text:s text:c="2"/>Loader programs are not constrained by CCW Format 0. <text:s/>Programs may be loaded any where in storage. <text:s/>Loaders reading IPL ELF must determine where in storage the IPL ELF data is to be loaded. <text:s/>Two different record formats are recognized for this purpose: stream and directed.</text:p>
      <text:p text:style-name="Text_20_body">The stream record format contains the ELF magic identifier in the the first four bytes of the first physical record. <text:s/>The IPL ELF header must be interrogated to determine where the IPL ELF is to be loaded. <text:s/>Each physical record is loaded in sequence into storage.</text:p>
      <text:p text:style-name="Text_20_body">The directed record format contains a 32-bit storage address identifying the storage location of each physical record. <text:s/>The remaining data of the physical record must be loaded into storage at the specified address. <text:s/>The directed record format is required by bootstrap loaders.</text:p>
      <text:p text:style-name="Text_20_body">The default format is stream.</text:p>
      <text:p text:style-name="Text_20_body">Loaders must use the link edited IPL ELF entry address to pass control to the the loaded program or the starting location of the loaded TEXT segment.</text:p>
      <text:h text:style-name="Heading_20_4" text:outline-level="4">CDROM Devices</text:h>
      <text:p text:style-name="Text_20_body">CDROM devices require an ASCII file that defines where content is to be loaded and at what address. <text:s/>The content being loaded is identified by a file name on the CDROM device. <text:s/>Because device specific content is unnecessary for a CDROM, each segment may contain any data relevant to the loaded program. <text:s/>The segment load address is used for the starting storage location.</text:p>
      <text:p text:style-name="Text_20_body">The following file names are used:</text:p>
      <text:list xml:id="list216151472" text:style-name="L5">
        <text:list-item>
          <text:p text:style-name="P23"><text:span text:style-name="T3">IPLPSW</text:span> – IPL segment bytes 0-7 only</text:p>
        </text:list-item>
        <text:list-item>
          <text:p text:style-name="P23"><text:span text:style-name="T3">PREFIX</text:span> – LOWC and IPLP segments</text:p>
        </text:list-item>
        <text:list-item>
          <text:p text:style-name="P23"><text:span text:style-name="T3">INIT</text:span> – LOADER segment</text:p>
        </text:list-item>
        <text:list-item>
          <text:p text:style-name="P23"><text:span text:style-name="T3">PROGRM</text:span> – TEXT segment or entire IPL ELF</text:p>
        </text:list-item>
      </text:list>
      <text:h text:style-name="Heading_20_4" text:outline-level="4">Count-Key-Data (CKD) Devices</text:h>
      <text:p text:style-name="Text_20_body">This section is applicable to both CKD and Extended CKD channel protocol devices. <text:s/>Because CKD and ECKD devices support different channel command protocols a device dependent ELF specified for one may not support the other. <text:s/>This is why they are treated as <text:soft-page-break/>separate device classes for IPL segment purposes. <text:s/>CKD devices store IPL records in the following wa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9.A1" office:value-type="string">
              <text:p text:style-name="Table_20_Heading">Cylinder</text:p>
            </table:table-cell>
            <table:table-cell table:style-name="Table9.A1" office:value-type="string">
              <text:p text:style-name="Table_20_Heading">Head</text:p>
            </table:table-cell>
            <table:table-cell table:style-name="Table9.A1" office:value-type="string">
              <text:p text:style-name="Table_20_Heading">Record</text:p>
            </table:table-cell>
            <table:table-cell table:style-name="Table9.A1" office:value-type="string">
              <text:p text:style-name="Table_20_Heading">Key Length</text:p>
            </table:table-cell>
            <table:table-cell table:style-name="Table9.A1" office:value-type="string">
              <text:p text:style-name="Table_20_Heading">Data Length</text:p>
            </table:table-cell>
            <table:table-cell table:style-name="Table9.A1" office:value-type="string">
              <text:p text:style-name="Table_20_Heading">Key Content</text:p>
            </table:table-cell>
            <table:table-cell table:style-name="Table9.G1" office:value-type="string">
              <text:p text:style-name="Table_20_Heading">Data Content</text:p>
            </table:table-cell>
          </table:table-row>
        </table:table-header-rows>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4</text:p>
          </table:table-cell>
          <table:table-cell table:style-name="Table9.A2" office:value-type="string">
            <text:p text:style-name="P5">24</text:p>
          </table:table-cell>
          <table:table-cell table:style-name="Table9.A2" office:value-type="string">
            <text:p text:style-name="P5">IPL0</text:p>
          </table:table-cell>
          <table:table-cell table:style-name="Table9.G2" office:value-type="string">
            <text:p text:style-name="P5">IPL record 0</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2</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IPL1</text:p>
          </table:table-cell>
          <table:table-cell table:style-name="Table9.G2" office:value-type="string">
            <text:p text:style-name="P5">IPL record 1</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3</text:p>
          </table:table-cell>
          <table:table-cell table:style-name="Table9.A2" office:value-type="string">
            <text:p text:style-name="P5">4</text:p>
          </table:table-cell>
          <table:table-cell table:style-name="Table9.A2" office:value-type="string">
            <text:p text:style-name="P5">1 - 768</text:p>
          </table:table-cell>
          <table:table-cell table:style-name="Table9.A2" office:value-type="string">
            <text:p text:style-name="P5">IPL3</text:p>
          </table:table-cell>
          <table:table-cell table:style-name="Table9.G2" office:value-type="string">
            <text:p text:style-name="P5">IPL record 3</text:p>
          </table:table-cell>
        </table:table-row>
        <table:table-row>
          <table:table-cell table:style-name="Table9.A2" office:value-type="string">
            <text:p text:style-name="P5">0</text:p>
          </table:table-cell>
          <table:table-cell table:style-name="Table9.A2" office:value-type="string">
            <text:p text:style-name="P5">0</text:p>
          </table:table-cell>
          <table:table-cell table:style-name="Table9.A2" office:value-type="string">
            <text:p text:style-name="P5">4</text:p>
          </table:table-cell>
          <table:table-cell table:style-name="Table9.A2" office:value-type="string">
            <text:p text:style-name="P5">4</text:p>
          </table:table-cell>
          <table:table-cell table:style-name="Table9.A2" office:value-type="string">
            <text:p text:style-name="P5">variable</text:p>
          </table:table-cell>
          <table:table-cell table:style-name="Table9.A2" office:value-type="string">
            <text:p text:style-name="P5">any</text:p>
          </table:table-cell>
          <table:table-cell table:style-name="Table9.G2" office:value-type="string">
            <text:p text:style-name="P5">Reserved for prep process</text:p>
          </table:table-cell>
        </table:table-row>
        <table:table-row>
          <table:table-cell table:style-name="Table9.A2" office:value-type="string">
            <text:p text:style-name="P5">0</text:p>
          </table:table-cell>
          <table:table-cell table:style-name="Table9.A2" office:value-type="string">
            <text:p text:style-name="P5">1</text:p>
          </table:table-cell>
          <table:table-cell table:style-name="Table9.A2" office:value-type="string">
            <text:p text:style-name="P5">1</text:p>
          </table:table-cell>
          <table:table-cell table:style-name="Table9.A2" office:value-type="string">
            <text:p text:style-name="P5">0</text:p>
          </table:table-cell>
          <table:table-cell table:style-name="Table9.A2" office:value-type="string">
            <text:p text:style-name="P5">variable</text:p>
          </table:table-cell>
          <table:table-cell table:style-name="Table9.A2" office:value-type="string">
            <text:p text:style-name="P5">none</text:p>
          </table:table-cell>
          <table:table-cell table:style-name="Table9.G2" office:value-type="string">
            <text:p text:style-name="P5">IPL record 2</text:p>
          </table:table-cell>
        </table:table-row>
        <table:table-row>
          <table:table-cell table:style-name="Table9.A2" office:value-type="string">
            <text:p text:style-name="P5">0 - n</text:p>
          </table:table-cell>
          <table:table-cell table:style-name="Table9.A2" office:value-type="string">
            <text:p text:style-name="P5">2 - n</text:p>
          </table:table-cell>
          <table:table-cell table:style-name="Table9.A2" office:value-type="string">
            <text:p text:style-name="P5">1 - y</text:p>
          </table:table-cell>
          <table:table-cell table:style-name="Table9.A2" office:value-type="string">
            <text:p text:style-name="P5">0</text:p>
          </table:table-cell>
          <table:table-cell table:style-name="Table9.A2" office:value-type="string">
            <text:p text:style-name="P5">any</text:p>
          </table:table-cell>
          <table:table-cell table:style-name="Table9.A2" office:value-type="string">
            <text:p text:style-name="P5">none</text:p>
          </table:table-cell>
          <table:table-cell table:style-name="Table9.G2" office:value-type="string">
            <text:p text:style-name="P5">Additional records</text:p>
          </table:table-cell>
        </table:table-row>
      </table:table>
      <text:p text:style-name="Text_20_body"/>
      <text:p text:style-name="Text_20_body">Key content for characters are expected to utilize EBCDIC data.</text:p>
      <text:p text:style-name="Text_20_body">IPL record 2 is constrained by the physical capacity of a single track of a CKD device. <text:s/></text:p>
      <text:p text:style-name="Text_20_body">For programs larger than a specific device's track capacity, either utilize a different device with sufficient track capacity or a loader program in conjunction with IPL ELF data stored beyond the second device track. <text:s/></text:p>
      <text:p text:style-name="Text_20_body">IPL ELF data is stored using fixed blocks of data on as many tracks are required. <text:s/>The IPL ELF data must be followed by an end-of-file record having zero key and data lengths. <text:s/>The loader program is expected to read the data from the track 2 and beyond.</text:p>
      <text:h text:style-name="Heading_20_4" text:outline-level="4">Fixed-Block-Architecture (FBA) Devices</text:h>
      <text:p text:style-name="Text_20_body">FBA devices store data in fixed 512-byte sectors. <text:s/>Each sector on the device is numbered starting from 0. <text:s/>FBA devices store IPL records in the following way.</text:p>
      <table:table table:name="Table10" table:style-name="Table10">
        <table:table-column table:style-name="Table10.A" table:number-columns-repeated="3"/>
        <table:table-column table:style-name="Table10.D"/>
        <table:table-header-rows>
          <table:table-row>
            <table:table-cell table:style-name="Table10.A1" office:value-type="string">
              <text:p text:style-name="Table_20_Heading">Starting Sector</text:p>
            </table:table-cell>
            <table:table-cell table:style-name="Table10.A1" office:value-type="string">
              <text:p text:style-name="Table_20_Heading">Ending Sector</text:p>
            </table:table-cell>
            <table:table-cell table:style-name="Table10.A1" office:value-type="string">
              <text:p text:style-name="Table_20_Heading">Content Length</text:p>
            </table:table-cell>
            <table:table-cell table:style-name="Table10.D1" office:value-type="string">
              <text:p text:style-name="Table_20_Heading">Data Content</text:p>
            </table:table-cell>
          </table:table-row>
        </table:table-header-rows>
        <table:table-row>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P5">512</text:p>
          </table:table-cell>
          <table:table-cell table:style-name="Table10.D2" office:value-type="string">
            <text:p text:style-name="P5">IPL records 0 and 1</text:p>
          </table:table-cell>
        </table:table-row>
        <table:table-row>
          <table:table-cell table:style-name="Table10.A2" office:value-type="string">
            <text:p text:style-name="P5">1</text:p>
          </table:table-cell>
          <table:table-cell table:style-name="Table10.A2" office:value-type="string">
            <text:p text:style-name="P5">2</text:p>
          </table:table-cell>
          <table:table-cell table:style-name="Table10.A2" office:value-type="string">
            <text:p text:style-name="P5">1024 (Note 1)</text:p>
          </table:table-cell>
          <table:table-cell table:style-name="Table10.D2" office:value-type="string">
            <text:p text:style-name="P5">IPL record 3</text:p>
          </table:table-cell>
        </table:table-row>
        <table:table-row>
          <table:table-cell table:style-name="Table10.A2" office:value-type="string">
            <text:p text:style-name="P5">3</text:p>
          </table:table-cell>
          <table:table-cell table:style-name="Table10.A2" office:value-type="string">
            <text:p text:style-name="P5">3-130</text:p>
          </table:table-cell>
          <table:table-cell table:style-name="Table10.A2" office:value-type="string">
            <text:p text:style-name="P5">512 - 65536</text:p>
          </table:table-cell>
          <table:table-cell table:style-name="Table10.D2" office:value-type="string">
            <text:p text:style-name="P5">IPL record 2</text:p>
          </table:table-cell>
        </table:table-row>
        <table:table-row>
          <table:table-cell table:style-name="Table10.A2" office:value-type="string">
            <text:p text:style-name="P5">4 - 131</text:p>
          </table:table-cell>
          <table:table-cell table:style-name="Table10.A2" office:value-type="string">
            <text:p text:style-name="P5">n</text:p>
          </table:table-cell>
          <table:table-cell table:style-name="Table10.A2" office:value-type="string">
            <text:p text:style-name="P5">variable</text:p>
          </table:table-cell>
          <table:table-cell table:style-name="Table10.D2" office:value-type="string">
            <text:p text:style-name="P5">Additional records</text:p>
          </table:table-cell>
        </table:table-row>
      </table:table>
      <text:p text:style-name="Text_20_body"/>
      <text:p text:style-name="Text_20_body">Note 1: Contents of sector 2, bytes 256-511, are not specified and are reserved for medium preparation process use. <text:s/>This </text:p>
      <text:p text:style-name="Text_20_body">The above table assumes maximum data. <text:s/>A FBA medium preparation process could store only the needed data to conserve space. <text:s/></text:p>
      <text:p text:style-name="Text_20_body">When using a loader program to load the IPL ELF data, the loader must determine the end of the ELF data. <text:s/>An ELF does not contain an explicit length, but depends upon the underlying <text:soft-page-break/>file system to provide the file's size. <text:s/>In the context of the IPL function, no file system exists. <text:s/>Three mechanisms exist for the loader to determine where the IPL ELF data ends on the FBA storage medium:</text:p>
      <text:list xml:id="list1969026922" text:style-name="L6">
        <text:list-item>
          <text:p text:style-name="P24">the FBA media preparation process can utilize the .loader reserved area in the .LOWC area to supply this information in IPL record 3. -- <text:span text:style-name="T2">this technique is not feasible. <text:s/>Need to address in the standard</text:span></text:p>
        </text:list-item>
        <text:list-item>
          <text:p text:style-name="P24">Use directed block format and indicate the last block by setting the first bit of the directed block header to one. <text:s/>Note: data chaining within a sector is not allowed.</text:p>
        </text:list-item>
        <text:list-item>
          <text:p text:style-name="P24">Assume the ELF ends with its section headers and calculate the file size based upon information in the ELF header with regard to the section header offset, size of each header and number of headers.</text:p>
        </text:list-item>
      </text:list>
      <text:h text:style-name="Heading_20_4" text:outline-level="4">Tape Devices</text:h>
      <text:p text:style-name="Text_20_body">Tape devices are sequential and require data to be stored in the sequence in which it will be processed. <text:s/>The physical demarcation on tape media is the tape mark. <text:s/>One or two files are used for tape devices. <text:s/>Records are stored in following sequence:</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eq</text:p>
            </table:table-cell>
            <table:table-cell table:style-name="Table11.A1" office:value-type="string">
              <text:p text:style-name="Table_20_Heading">File Structure Without Loader</text:p>
            </table:table-cell>
            <table:table-cell table:style-name="Table11.C1" office:value-type="string">
              <text:p text:style-name="Table_20_Heading">File Structure With Loader</text:p>
            </table:table-cell>
          </table:table-row>
        </table:table-header-rows>
        <table:table-row>
          <table:table-cell table:style-name="Table11.A2" office:value-type="string">
            <text:p text:style-name="P5">1</text:p>
          </table:table-cell>
          <table:table-cell table:style-name="Table11.A2" office:value-type="string">
            <text:p text:style-name="Table_20_Contents">IPL record 0</text:p>
          </table:table-cell>
          <table:table-cell table:style-name="Table11.C2" office:value-type="string">
            <text:p text:style-name="Table_20_Contents">IPL record 0</text:p>
          </table:table-cell>
        </table:table-row>
        <table:table-row>
          <table:table-cell table:style-name="Table11.A2" office:value-type="string">
            <text:p text:style-name="P5">2</text:p>
          </table:table-cell>
          <table:table-cell table:style-name="Table11.A2" office:value-type="string">
            <text:p text:style-name="Table_20_Contents">IPL record 1</text:p>
          </table:table-cell>
          <table:table-cell table:style-name="Table11.C2" office:value-type="string">
            <text:p text:style-name="Table_20_Contents">IPL record 1</text:p>
          </table:table-cell>
        </table:table-row>
        <table:table-row>
          <table:table-cell table:style-name="Table11.A2" office:value-type="string">
            <text:p text:style-name="P5">3</text:p>
          </table:table-cell>
          <table:table-cell table:style-name="Table11.A2" office:value-type="string">
            <text:p text:style-name="Table_20_Contents">IPL record 2</text:p>
          </table:table-cell>
          <table:table-cell table:style-name="Table11.C2" office:value-type="string">
            <text:p text:style-name="Table_20_Contents">IPL record 2 - loader</text:p>
          </table:table-cell>
        </table:table-row>
        <table:table-row>
          <table:table-cell table:style-name="Table11.A2" office:value-type="string">
            <text:p text:style-name="P5">4</text:p>
          </table:table-cell>
          <table:table-cell table:style-name="Table11.A2" office:value-type="string">
            <text:p text:style-name="Table_20_Contents">IPL record 3</text:p>
          </table:table-cell>
          <table:table-cell table:style-name="Table11.C2" office:value-type="string">
            <text:p text:style-name="Table_20_Contents">IPL record 3</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Additional records</text:p>
          </table:table-cell>
        </table:table-row>
        <table:table-row>
          <table:table-cell table:style-name="Table11.A2" office:value-type="string">
            <text:p text:style-name="P5">5</text:p>
          </table:table-cell>
          <table:table-cell table:style-name="Table11.A2" office:value-type="string">
            <text:p text:style-name="Table_20_Contents">Tape mark</text:p>
          </table:table-cell>
          <table:table-cell table:style-name="Table11.C2" office:value-type="string">
            <text:p text:style-name="Table_20_Contents">Tape mark</text:p>
          </table:table-cell>
        </table:table-row>
        <table:table-row>
          <table:table-cell table:style-name="Table11.A2" office:value-type="string">
            <text:p text:style-name="P5">6</text:p>
          </table:table-cell>
          <table:table-cell table:style-name="Table11.A2" office:value-type="string">
            <text:p text:style-name="P5">END OF TAPE DATA</text:p>
          </table:table-cell>
          <table:table-cell table:style-name="Table11.C2" office:value-type="string">
            <text:p text:style-name="Table_20_Contents">Tape mark</text:p>
          </table:table-cell>
        </table:table-row>
        <table:table-row>
          <table:table-cell table:style-name="Table11.A2" office:value-type="string">
            <text:p text:style-name="P5">7</text:p>
          </table:table-cell>
          <table:table-cell table:style-name="Table11.A2" office:value-type="string">
            <text:p text:style-name="P5"/>
          </table:table-cell>
          <table:table-cell table:style-name="Table11.C2" office:value-type="string">
            <text:p text:style-name="P5">END OF TAPE DATA</text:p>
          </table:table-cell>
        </table:table-row>
      </table:table>
      <text:p text:style-name="Text_20_body"/>
      <text:p text:style-name="Text_20_body">IPL ELF data is recommended to be stored with a fixed block size of undefined structure.</text:p>
      <text:h text:style-name="Heading_20_4" text:outline-level="4">Unit Record Devices</text:h>
      <text:p text:style-name="Text_20_body">Do to the extremely unsophisticated nature of unit record devices, the following restrictions are placed upon the IPL ELF when used with a unit record device:</text:p>
      <text:list xml:id="list1609444045" text:style-name="L7">
        <text:list-item>
          <text:p text:style-name="P25">the IPL ELF must explicitly identify unit record device dependence,</text:p>
        </text:list-item>
        <text:list-item>
          <text:p text:style-name="P25">the IPL and LOADER segments are required and</text:p>
        </text:list-item>
        <text:list-item>
          <text:p text:style-name="P25">use of the LOWC segment requires the deck to utilize the directed record format.</text:p>
        </text:list-item>
      </text:list>
      <text:p text:style-name="Text_20_body">Unit record devices only support 80-byte cards. <text:s/>Card are placed sequentially in a deck as follows:</text:p>
      <table:table table:name="Table12" table:style-name="Table12">
        <table:table-column table:style-name="Table12.A"/>
        <table:table-column table:style-name="Table12.B"/>
        <table:table-column table:style-name="Table12.C"/>
        <table:table-column table:style-name="Table12.D"/>
        <table:table-column table:style-name="Table12.E"/>
        <table:table-header-rows>
          <text:soft-page-break/>
          <table:table-row>
            <table:table-cell table:style-name="Table12.A1" office:value-type="string">
              <text:p text:style-name="Table_20_Heading">Seq.</text:p>
            </table:table-cell>
            <table:table-cell table:style-name="Table12.A1" office:value-type="string">
              <text:p text:style-name="Table_20_Heading"><text:s/>Number of Cards</text:p>
            </table:table-cell>
            <table:table-cell table:style-name="Table12.A1" office:value-type="string">
              <text:p text:style-name="Table_20_Heading">Stream Records</text:p>
            </table:table-cell>
            <table:table-cell table:style-name="Table12.A1" office:value-type="string">
              <text:p text:style-name="Table_20_Heading">Directed Records</text:p>
            </table:table-cell>
            <table:table-cell table:style-name="Table12.E1" office:value-type="string">
              <text:p text:style-name="Table_20_Heading">Content</text:p>
            </table:table-cell>
          </table:table-row>
        </table:table-header-rows>
        <table:table-row>
          <table:table-cell table:style-name="Table12.A2" office:value-type="string">
            <text:p text:style-name="P5">1</text:p>
          </table:table-cell>
          <table:table-cell table:style-name="Table12.A2" office:value-type="string">
            <text:p text:style-name="P5">1</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IPL segment</text:p>
          </table:table-cell>
        </table:table-row>
        <table:table-row>
          <table:table-cell table:style-name="Table12.A2" office:value-type="string">
            <text:p text:style-name="P5">2</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CCW segment</text:p>
          </table:table-cell>
        </table:table-row>
        <table:table-row>
          <table:table-cell table:style-name="Table12.A2" office:value-type="string">
            <text:p text:style-name="P5">3</text:p>
          </table:table-cell>
          <table:table-cell table:style-name="Table12.A2" office:value-type="string">
            <text:p text:style-name="P5">as required</text:p>
          </table:table-cell>
          <table:table-cell table:style-name="Table12.A2" office:value-type="string">
            <text:p text:style-name="P5">Not applicable</text:p>
          </table:table-cell>
          <table:table-cell table:style-name="Table12.A2" office:value-type="string">
            <text:p text:style-name="P5">Not applicable</text:p>
          </table:table-cell>
          <table:table-cell table:style-name="Table12.E2" office:value-type="string">
            <text:p text:style-name="Table_20_Contents">LOADER, TEXT segment or IPL ELF</text:p>
          </table:table-cell>
        </table:table-row>
        <table:table-row>
          <table:table-cell table:style-name="Table12.A2" office:value-type="string">
            <text:p text:style-name="P5">4</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required</text:p>
          </table:table-cell>
          <table:table-cell table:style-name="Table12.E2" office:value-type="string">
            <text:p text:style-name="Table_20_Contents">TEXT or IPL ELF</text:p>
          </table:table-cell>
        </table:table-row>
        <table:table-row>
          <table:table-cell table:style-name="Table12.A2" office:value-type="string">
            <text:p text:style-name="P5">5</text:p>
          </table:table-cell>
          <table:table-cell table:style-name="Table12.A2" office:value-type="string">
            <text:p text:style-name="P5">as required</text:p>
          </table:table-cell>
          <table:table-cell table:style-name="Table12.A2" office:value-type="string">
            <text:p text:style-name="P5">prohibited</text:p>
          </table:table-cell>
          <table:table-cell table:style-name="Table12.A2" office:value-type="string">
            <text:p text:style-name="P5">optional</text:p>
          </table:table-cell>
          <table:table-cell table:style-name="Table12.E2" office:value-type="string">
            <text:p text:style-name="Table_20_Contents">LOWC segment</text:p>
          </table:table-cell>
        </table:table-row>
      </table:table>
      <text:p text:style-name="Text_20_body"/>
      <text:p text:style-name="Text_20_body">The size of the LOADER, TEXT or IPL ELF that can be loaded using a unit record device is determined by the capabilities of the medium preparation process to create the CCW segment if not provided by the IPL ELF. <text:s/>See the Bootstrap Loading section for details on use of a LOADER.</text:p>
      <text:h text:style-name="Heading_20_4" text:outline-level="4">Block Format</text:h>
      <text:p text:style-name="Text_20_body">The fundamental unit of input/output operations is that of a block. <text:s/>Each I/O operation reads or writes one or more blocks of data. <text:s/>This standard supports two block formats: stream and directed. <text:s/>The following table summarizes the options available for specific media classes. <text:s/>See the implementation notes for the relevance of the “Data Chaining” and “EOF Indicator” columns of the table.</text:p>
      <table:table table:name="Table14" table:style-name="Table14">
        <table:table-column table:style-name="Table14.A" table:number-columns-repeated="5"/>
        <table:table-header-rows>
          <table:table-row>
            <table:table-cell table:style-name="Table14.A1" office:value-type="string">
              <text:p text:style-name="Table_20_Heading">Device</text:p>
            </table:table-cell>
            <table:table-cell table:style-name="Table14.A1" office:value-type="string">
              <text:p text:style-name="P13">Stream</text:p>
            </table:table-cell>
            <table:table-cell table:style-name="Table14.A1" office:value-type="string">
              <text:p text:style-name="P13">Directed</text:p>
            </table:table-cell>
            <table:table-cell table:style-name="Table14.A1" office:value-type="string">
              <text:p text:style-name="P13">Data Chaining</text:p>
            </table:table-cell>
            <table:table-cell table:style-name="Table14.E1" office:value-type="string">
              <text:p text:style-name="P13">EOF Indicator</text:p>
            </table:table-cell>
          </table:table-row>
        </table:table-header-rows>
        <table:table-row>
          <table:table-cell table:style-name="Table14.A2" office:value-type="string">
            <text:p text:style-name="Table_20_Contents">CDROM</text:p>
          </table:table-cell>
          <table:table-cell table:style-name="Table14.A2" office:value-type="string">
            <text:p text:style-name="P5">One block</text:p>
          </table:table-cell>
          <table:table-cell table:style-name="Table14.A2" office:value-type="string">
            <text:p text:style-name="P5">Not applicable</text:p>
          </table:table-cell>
          <table:table-cell table:style-name="Table14.A2" office:value-type="string">
            <text:p text:style-name="P5">Not applicable</text:p>
          </table:table-cell>
          <table:table-cell table:style-name="Table14.E2" office:value-type="string">
            <text:p text:style-name="P5">Not applicable</text:p>
          </table:table-cell>
        </table:table-row>
        <table:table-row>
          <table:table-cell table:style-name="Table14.A2" office:value-type="string">
            <text:p text:style-name="Table_20_Contents">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ECK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FBA</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no</text:p>
          </table:table-cell>
          <table:table-cell table:style-name="Table14.E2" office:value-type="string">
            <text:p text:style-name="P5">no</text:p>
          </table:table-cell>
        </table:table-row>
        <table:table-row>
          <table:table-cell table:style-name="Table14.A2" office:value-type="string">
            <text:p text:style-name="Table_20_Contents">TAPE</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row>
          <table:table-cell table:style-name="Table14.A2" office:value-type="string">
            <text:p text:style-name="Table_20_Contents">Unit Record</text:p>
          </table:table-cell>
          <table:table-cell table:style-name="Table14.A2" office:value-type="string">
            <text:p text:style-name="P5">yes</text:p>
          </table:table-cell>
          <table:table-cell table:style-name="Table14.A2" office:value-type="string">
            <text:p text:style-name="P5">yes</text:p>
          </table:table-cell>
          <table:table-cell table:style-name="Table14.A2" office:value-type="string">
            <text:p text:style-name="P5">yes</text:p>
          </table:table-cell>
          <table:table-cell table:style-name="Table14.E2" office:value-type="string">
            <text:p text:style-name="P5">yes</text:p>
          </table:table-cell>
        </table:table-row>
      </table:table>
      <text:p text:style-name="Text_20_body"/>
      <text:h text:style-name="Heading_20_5" text:outline-level="5">Stream Block Format</text:h>
      <text:p text:style-name="Text_20_body">Each stream format block contains storage content. Stream blocks are expected to be read in sequence and placed in storage in sequence as read. <text:s/>The starting storage location and number of stream blocks is defined independently of the blocks themselves. <text:s/>This approach is only viable for embedded loaders to which program information may be available that is not otherwise known.</text:p>
      <text:h text:style-name="Heading_20_5" text:outline-level="5"><text:soft-page-break/>Directed Block Format</text:h>
      <text:p text:style-name="Text_20_body">Directed format blocks similarly contain storage content. <text:s/>However, directed blocks provide the storage location and and an optional end of content indicator. <text:s/>This information is contained in a 4-byte header, followed by a variable amount of storage content. <text:s/>The four-byte header contains a storage address at which the storage content of the block is to be placed. <text:s/>The first bit of the 4-byte header must be zero in all cases except for the last block of the stream which may contain a 1 indicating it is the last block. <text:s/>Devices that are unable to indicate to the program an end-of-file condition must have the first-bit of the header set to one.</text:p>
      <text:p text:style-name="P14">Implementation Note – Using the Channel to Store Content</text:p>
      <text:p text:style-name="Text_20_body">This design is intended to allow self modifying Format-1 channel programs to read and store the content without direct involvement by the program. <text:s/>This is achieved by using two CCW's. <text:s/>The first reads the directed block header into the address field of the second CCW and the first CCW uses data chaining. <text:s/>Because data chaining ignores the suppress-incorrect-length channel-command word flag, incorrect-length channel status will be indicated when a variable size block is encountered or the end-of-file indicator is signaled. <text:s/></text:p>
      <text:p text:style-name="Text_20_body">Programs using this technique should ignore the incorrect-length channel status, or for systems that support it, suppress the incorrect-length indication in the ORB. <text:s/>When data chaining is used, the first bit of the header must not be used to indicate the end of the directed block sequence because the Format-1 CCW requires the first bit of the address field to be zero. <text:s/>Data chaining therefore implies the device can indicate an end-of-file condition. <text:s/>Only Fixed-Block-Architecture devices are unable to do this.</text:p>
      <text:p text:style-name="Text_20_body">Because the storing of the data is handled by the input/output system, no checking of the address (other than the storage is installed) is provided.</text:p>
      <text:p text:style-name="P14">Implementation Note – Using the Program to Store Content</text:p>
      <text:p text:style-name="Text_20_body">The alternative implementation requires the program to read into a standard location the directed block and move the content itself into the directed location specified in the header. <text:s/>This method may use either the end-of-file indication provided by the device or the first bit of the header set to one to detect when all of the directed blocks have been stored. <text:s/>This method also allows the program to check the address before storing occurs.</text:p>
      <text:h text:style-name="Heading_20_3" text:outline-level="3">Processor Architecture</text:h>
      <text:p text:style-name="Text_20_body">An application supported by this supplement can assume that all instructions, both privileged and non-privileged, defined by the architecture and not optional exist and work as documented. <text:s/>Optional instructions either privileged or non-privileged may be required by an IPL ELF application.</text:p>
      <text:h text:style-name="Heading_20_2" text:outline-level="2">Operating System Interface</text:h>
      <text:p text:style-name="Text_20_body">The operating system interface is optional. <text:s/>If supported, it must be supported in addition to the hardware system interface. <text:s/>Refer to the processor supplement for operating system <text:soft-page-break/>interface specification. <text:s/>It is the responsibility of the IPL ELF or any optional ELF to provide the processor supplement operating system interface.</text:p>
      <text:h text:style-name="Heading_20_2" text:outline-level="2">Hardware System Interface</text:h>
      <text:p text:style-name="Text_20_body">The hardware system interface supersedes the optional operating system interface and is required. <text:s/>The hardware system interface requires the use of privileged operations to control the processor and access input/output devices. <text:s/>This interface requires the use of assembler instructions either in-line with a high-level language or included within assembler programming.</text:p>
      <text:h text:style-name="Heading_20_3" text:outline-level="3">Virtual Address Space</text:h>
      <text:p text:style-name="Text_20_body">Processes execute in an address range from 0 to the end of absolute storage, depending upon the supported processor supplement. <text:s/>Real and absolute storage address locations are identical.</text:p>
      <text:p text:style-name="Text_20_body">Note</text:p>
      <text:p text:style-name="P3">The term “virtual address” as used in this document refers to a 32-bit or 64-bit address, depending upon the processor supplement, generated by a program mapped directly to hardware defined absolute or real storage addresses constrained only by the size of installed absolute storage. <text:s/>“Virtual address” as used in this document does not refer to logical addresses to which dynamic address translation is applied. <text:s/>No restrictions on the use of dynamically translated addresses by an IPL program exists, but only real addresses are recognized by this supplement.</text:p>
      <text:h text:style-name="Heading_20_3" text:outline-level="3">Page Size</text:h>
      <text:p text:style-name="Text_20_body">Memory is organized into pages, which are the system's smallest units of memory allocation. <text:s/>The page size is 4096 depending upon the identified processor. <text:s/>Construction of S/390 or zSeries processor ELF files assume the ELF file to be loaded at the start of a page.</text:p>
      <text:h text:style-name="Heading_20_3" text:outline-level="3">Virtual Address Assignments</text:h>
      <text:p text:style-name="Text_20_body">Processes have 24-bit, 31-bit, or 64-bit address space available to them, depending upon the processor, processor supplement and physically installed storage. <text:s/>Regardless of the processor supported address space, any IPL function dependent upon I/O device operations is restricted to the addresses within the first 24-bit range, 0x0-0xFFFFFF, constrained only by physically installed storage if less than 16M. <text:s/>A CDROM-based IPL function is not constrained by these addresses because it is not dependent upon Format-0 CCW's for data transfer.</text:p>
      <text:p text:style-name="Text_20_body">The following table articulates virtual storage assignments of this specification starting at the top of the IPL function address space storage to the bottom. <text:s/>Area's in gray are optional.</text:p>
      <text:p text:style-name="Text_20_body"/>
      <text:p text:style-name="Text_20_body"/>
      <text:p text:style-name="P16"><text:soft-page-break/><text:span text:style-name="T2">S/390 supplement storage usage default virtual address assignment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2">Area</text:p>
            </table:table-cell>
            <table:table-cell table:style-name="Table2.A1" office:value-type="string">
              <text:p text:style-name="P12">Start Location</text:p>
            </table:table-cell>
            <table:table-cell table:style-name="Table2.A1" office:value-type="string">
              <text:p text:style-name="P12">End Location</text:p>
            </table:table-cell>
            <table:table-cell table:style-name="Table2.A1" office:value-type="string">
              <text:p text:style-name="P12">Size</text:p>
            </table:table-cell>
            <table:table-cell table:style-name="Table2.E1" office:value-type="string">
              <text:p text:style-name="P12">Specification Usage</text:p>
            </table:table-cell>
          </table:table-row>
        </table:table-header-rows>
        <table:table-row>
          <table:table-cell table:style-name="Table2.A2" office:value-type="string">
            <text:p text:style-name="P8">IPL domain</text:p>
          </table:table-cell>
          <table:table-cell table:style-name="Table2.A2" office:value-type="string">
            <text:p text:style-name="P7">0x0</text:p>
          </table:table-cell>
          <table:table-cell table:style-name="Table2.A2" office:value-type="string">
            <text:p text:style-name="P7">0xFFFFFF</text:p>
          </table:table-cell>
          <table:table-cell table:style-name="Table2.A2" office:value-type="string">
            <text:p text:style-name="P7">16M</text:p>
          </table:table-cell>
          <table:table-cell table:style-name="Table2.E2" office:value-type="string">
            <text:p text:style-name="P6">The IPL domain eligible for IPL ELF content</text:p>
          </table:table-cell>
        </table:table-row>
        <table:table-row>
          <table:table-cell table:style-name="Table2.A3" office:value-type="string">
            <text:p text:style-name="P8">CCW</text:p>
          </table:table-cell>
          <table:table-cell table:style-name="Table2.A3" office:value-type="string">
            <text:p text:style-name="P7">Program end</text:p>
          </table:table-cell>
          <table:table-cell table:style-name="Table2.A3" office:value-type="string">
            <text:p text:style-name="P7">Program end</text:p>
          </table:table-cell>
          <table:table-cell table:style-name="Table2.A3" office:value-type="string">
            <text:p text:style-name="P7">8-512</text:p>
          </table:table-cell>
          <table:table-cell table:style-name="Table2.E3" office:value-type="string">
            <text:p text:style-name="P6">Doubleword aligned IPL CCW's from IPL record 1</text:p>
          </table:table-cell>
        </table:table-row>
        <table:table-row>
          <table:table-cell table:style-name="Table2.A2" office:value-type="string">
            <text:p text:style-name="P8">ELF1</text:p>
          </table:table-cell>
          <table:table-cell table:style-name="Table2.A2" office:value-type="string">
            <text:p text:style-name="P7">0x1000</text:p>
          </table:table-cell>
          <table:table-cell table:style-name="Table2.A2" office:value-type="string">
            <text:p text:style-name="P7">ELF end</text:p>
          </table:table-cell>
          <table:table-cell table:style-name="Table2.A2" office:value-type="string">
            <text:p text:style-name="P7">variable</text:p>
          </table:table-cell>
          <table:table-cell table:style-name="Table2.E2" office:value-type="string">
            <text:p text:style-name="P6">IPL ELF lowest load point (see Note 1)</text:p>
          </table:table-cell>
        </table:table-row>
        <table:table-row>
          <table:table-cell table:style-name="Table2.A2" office:value-type="string">
            <text:p text:style-name="P8">TXT0</text:p>
          </table:table-cell>
          <table:table-cell table:style-name="Table2.A2" office:value-type="string">
            <text:p text:style-name="P7">0x400</text:p>
          </table:table-cell>
          <table:table-cell table:style-name="Table2.A2" office:value-type="string">
            <text:p text:style-name="P7">segment end</text:p>
          </table:table-cell>
          <table:table-cell table:style-name="Table2.A2" office:value-type="string">
            <text:p text:style-name="P7">variable</text:p>
          </table:table-cell>
          <table:table-cell table:style-name="Table2.E2" office:value-type="string">
            <text:p text:style-name="P6">TEXT segment</text:p>
          </table:table-cell>
        </table:table-row>
        <table:table-row>
          <table:table-cell table:style-name="Table2.A3" office:value-type="string">
            <text:p text:style-name="P8">IPLP </text:p>
          </table:table-cell>
          <table:table-cell table:style-name="Table2.A3" office:value-type="string">
            <text:p text:style-name="P7">0x200</text:p>
          </table:table-cell>
          <table:table-cell table:style-name="Table2.A3" office:value-type="string">
            <text:p text:style-name="P7">0x3FF</text:p>
          </table:table-cell>
          <table:table-cell table:style-name="Table2.A3" office:value-type="string">
            <text:p text:style-name="P7">512</text:p>
          </table:table-cell>
          <table:table-cell table:style-name="Table2.E3" office:value-type="string">
            <text:p text:style-name="P6">Reserved for IPL parameters or other IPL ELF usage</text:p>
          </table:table-cell>
        </table:table-row>
        <table:table-row>
          <table:table-cell table:style-name="Table2.A3" office:value-type="string">
            <text:p text:style-name="P8">ASL</text:p>
          </table:table-cell>
          <table:table-cell table:style-name="Table2.A3" office:value-type="string">
            <text:p text:style-name="P7">0x0</text:p>
          </table:table-cell>
          <table:table-cell table:style-name="Table2.A3" office:value-type="string">
            <text:p text:style-name="P7">0x1FF</text:p>
          </table:table-cell>
          <table:table-cell table:style-name="Table2.A3" office:value-type="string">
            <text:p text:style-name="P7">512</text:p>
          </table:table-cell>
          <table:table-cell table:style-name="Table2.E3" office:value-type="string">
            <text:p text:style-name="P6">Hardware assigned storage location within prefix area</text:p>
          </table:table-cell>
        </table:table-row>
      </table:table>
      <text:p text:style-name="Text_20_body"/>
      <text:p text:style-name="P16"><text:span text:style-name="T2">zSeries supplement IPL ELF default virtual address assignments</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2">Area</text:p>
            </table:table-cell>
            <table:table-cell table:style-name="Table3.A1" office:value-type="string">
              <text:p text:style-name="P12">Start Location</text:p>
            </table:table-cell>
            <table:table-cell table:style-name="Table3.A1" office:value-type="string">
              <text:p text:style-name="P12">End Location</text:p>
            </table:table-cell>
            <table:table-cell table:style-name="Table3.A1" office:value-type="string">
              <text:p text:style-name="P12">Size</text:p>
            </table:table-cell>
            <table:table-cell table:style-name="Table3.E1" office:value-type="string">
              <text:p text:style-name="P12">Specification Usage</text:p>
            </table:table-cell>
          </table:table-row>
        </table:table-header-rows>
        <table:table-row>
          <table:table-cell table:style-name="Table3.A2" office:value-type="string">
            <text:p text:style-name="P8">IPL domain</text:p>
          </table:table-cell>
          <table:table-cell table:style-name="Table3.A2" office:value-type="string">
            <text:p text:style-name="P7">0x0</text:p>
          </table:table-cell>
          <table:table-cell table:style-name="Table3.A2" office:value-type="string">
            <text:p text:style-name="P7">0xFFFFFF</text:p>
          </table:table-cell>
          <table:table-cell table:style-name="Table3.A2" office:value-type="string">
            <text:p text:style-name="P7">16M</text:p>
          </table:table-cell>
          <table:table-cell table:style-name="Table3.E2" office:value-type="string">
            <text:p text:style-name="P6">The IPL domain eligible for IPL ELF program content</text:p>
          </table:table-cell>
        </table:table-row>
        <table:table-row>
          <table:table-cell table:style-name="Table3.A3" office:value-type="string">
            <text:p text:style-name="P8">CCW </text:p>
          </table:table-cell>
          <table:table-cell table:style-name="Table3.A3" office:value-type="string">
            <text:p text:style-name="P7">Program end</text:p>
          </table:table-cell>
          <table:table-cell table:style-name="Table3.A3" office:value-type="string">
            <text:p text:style-name="P7">Program end</text:p>
          </table:table-cell>
          <table:table-cell table:style-name="Table3.A3" office:value-type="string">
            <text:p text:style-name="P7">8-512</text:p>
          </table:table-cell>
          <table:table-cell table:style-name="Table3.E3" office:value-type="string">
            <text:p text:style-name="P6">Doubleword aligned IPL CCW's from IPL record 1</text:p>
          </table:table-cell>
        </table:table-row>
        <table:table-row>
          <table:table-cell table:style-name="Table3.A2" office:value-type="string">
            <text:p text:style-name="P8">ELF2</text:p>
          </table:table-cell>
          <table:table-cell table:style-name="Table3.A2" office:value-type="string">
            <text:p text:style-name="P7">0x2000</text:p>
          </table:table-cell>
          <table:table-cell table:style-name="Table3.A2" office:value-type="string">
            <text:p text:style-name="P7">ELF end</text:p>
          </table:table-cell>
          <table:table-cell table:style-name="Table3.A2" office:value-type="string">
            <text:p text:style-name="P7">variable</text:p>
          </table:table-cell>
          <table:table-cell table:style-name="Table3.E2" office:value-type="string">
            <text:p text:style-name="P6">IPL ELF lowest load point (see Note 1)</text:p>
          </table:table-cell>
        </table:table-row>
        <table:table-row>
          <table:table-cell table:style-name="Table3.A2" office:value-type="string">
            <text:p text:style-name="P8">TXT2</text:p>
          </table:table-cell>
          <table:table-cell table:style-name="Table3.A2" office:value-type="string">
            <text:p text:style-name="P7">0x1400</text:p>
          </table:table-cell>
          <table:table-cell table:style-name="Table3.A2" office:value-type="string">
            <text:p text:style-name="P7">segment end</text:p>
          </table:table-cell>
          <table:table-cell table:style-name="Table3.A2" office:value-type="string">
            <text:p text:style-name="P7">variable</text:p>
          </table:table-cell>
          <table:table-cell table:style-name="Table3.E2" office:value-type="string">
            <text:p text:style-name="P6">TEXT segment (must not be used if TXT1 used)</text:p>
          </table:table-cell>
        </table:table-row>
        <table:table-row>
          <table:table-cell table:style-name="Table3.A2" office:value-type="string">
            <text:p text:style-name="P8">reserved</text:p>
          </table:table-cell>
          <table:table-cell table:style-name="Table3.A2" office:value-type="string">
            <text:p text:style-name="P7">0x1200</text:p>
          </table:table-cell>
          <table:table-cell table:style-name="Table3.A2" office:value-type="string">
            <text:p text:style-name="P7">0x13FF</text:p>
          </table:table-cell>
          <table:table-cell table:style-name="Table3.A2" office:value-type="string">
            <text:p text:style-name="P7">512</text:p>
          </table:table-cell>
          <table:table-cell table:style-name="Table3.E2" office:value-type="string">
            <text:p text:style-name="P6">zSeries prefix save areas</text:p>
          </table:table-cell>
        </table:table-row>
        <table:table-row>
          <table:table-cell table:style-name="Table3.A2" office:value-type="string">
            <text:p text:style-name="P8">TXT1</text:p>
          </table:table-cell>
          <table:table-cell table:style-name="Table3.A2" office:value-type="string">
            <text:p text:style-name="P7">0x400</text:p>
          </table:table-cell>
          <table:table-cell table:style-name="Table3.A2" office:value-type="string">
            <text:p text:style-name="P7">0x11FF</text:p>
          </table:table-cell>
          <table:table-cell table:style-name="Table3.A2" office:value-type="string">
            <text:p text:style-name="P7">3584</text:p>
          </table:table-cell>
          <table:table-cell table:style-name="Table3.E2" office:value-type="string">
            <text:p text:style-name="P6">TEXT segment (Must not be used if TXT2 used)</text:p>
          </table:table-cell>
        </table:table-row>
        <table:table-row>
          <table:table-cell table:style-name="Table3.A3" office:value-type="string">
            <text:p text:style-name="P8">IPLP</text:p>
          </table:table-cell>
          <table:table-cell table:style-name="Table3.A3" office:value-type="string">
            <text:p text:style-name="P7">0x200</text:p>
          </table:table-cell>
          <table:table-cell table:style-name="Table3.A3" office:value-type="string">
            <text:p text:style-name="P7">0x3FF</text:p>
          </table:table-cell>
          <table:table-cell table:style-name="Table3.A3" office:value-type="string">
            <text:p text:style-name="P7">512</text:p>
          </table:table-cell>
          <table:table-cell table:style-name="Table3.E3" office:value-type="string">
            <text:p text:style-name="P6">Reserved for IPL parameters or other IPL ELF usage</text:p>
          </table:table-cell>
        </table:table-row>
        <table:table-row>
          <table:table-cell table:style-name="Table3.A3" office:value-type="string">
            <text:p text:style-name="P8">ASL</text:p>
          </table:table-cell>
          <table:table-cell table:style-name="Table3.A3" office:value-type="string">
            <text:p text:style-name="P7">0x0</text:p>
          </table:table-cell>
          <table:table-cell table:style-name="Table3.A3" office:value-type="string">
            <text:p text:style-name="P7">0x1FF</text:p>
          </table:table-cell>
          <table:table-cell table:style-name="Table3.A3" office:value-type="string">
            <text:p text:style-name="P7">512</text:p>
          </table:table-cell>
          <table:table-cell table:style-name="Table3.E3" office:value-type="string">
            <text:p text:style-name="P6">Hardware assigned storage location within prefix area</text:p>
          </table:table-cell>
        </table:table-row>
      </table:table>
      <text:p text:style-name="Text_20_body"/>
      <text:p text:style-name="Text_20_body">Note 1. <text:s/>The starting location for a complete ELF must be on a page boundary. <text:s/>The default starting location of the PT_LOAD segment is the at page boundary plus the size of the ELF header. <text:s/>Any change to this default results in additional space in the ELF for the loading of the ELF at the start of a page. <text:s/>Any page within the IPL domain address space is eligible for the starting location of the IPL ELF.</text:p>
      <text:h text:style-name="Heading_20_4" text:outline-level="4">ASL Area (0x0-0x1FF)</text:h>
      <text:p text:style-name="Text_20_body">This storage area's usage is defined by the hardware architecture. <text:s/>Refer the relevant Principle of Operations manual for details. <text:s/>One of the uses of this area is the establishment of exception vectors used by the exception interface.</text:p>
      <text:h text:style-name="Heading_20_4" text:outline-level="4">IPLP Area (0x200-0x3FF)</text:h>
      <text:p text:style-name="Text_20_body">The IPLP area is reserved for use of the IPL ELF. <text:s text:c="2"/>It is intended primarily for IPL parameters or other usage of the IPL ELF. <text:s/>The following locations within the IPLP area should be reserved for these uses:</text:p>
      <text:list xml:id="list1096361998" text:style-name="L8">
        <text:list-item>
          <text:p text:style-name="P26">0x200-0x23F – reserved for IPL parameters from 32-bit registers R0-RF. <text:s/>The IPL <text:soft-page-break/>program contained in .loader section, if present, or .text section must store the register contents here.</text:p>
        </text:list-item>
        <text:list-item>
          <text:p text:style-name="P26">0x240-0x2FF – reserved for LOADER segment usage.</text:p>
        </text:list-item>
        <text:list-item>
          <text:p text:style-name="P26">0x300-0x3FF – reserved for .TEXT segment usage. <text:s/>May contain the TEXT segment itself or be used for other purposes.</text:p>
        </text:list-item>
      </text:list>
      <text:h text:style-name="Heading_20_4" text:outline-level="4">ELF1, ELF2, TXT0, TXT1 and TXT2 Areas</text:h>
      <text:p text:style-name="P15">S/390 Processor Supplement</text:p>
      <text:p text:style-name="Text_20_body">The ELF1 Area is reserved for a S/390 IPL ELF. <text:s/>The TEXT segment may use the TXT0 area.</text:p>
      <text:p text:style-name="P14">zSeries Processor Supplement</text:p>
      <text:p text:style-name="Text_20_body">The ELF2 Area is reserved for a zSeries IPL ELF. <text:s/>Two areas, TXT1 or TXT2 are specified for a zSeries TEXT segment. <text:s text:c="2"/>TXT1 is constrained by z/Architecture processor storage assignments for system save areas. <text:s/>If an area larger than TXT1 is required, TXT2 must be used.</text:p>
      <text:h text:style-name="Heading_20_4" text:outline-level="4">CCW Area</text:h>
      <text:p text:style-name="Text_20_body">The hardware IPL function typically requires a location for the continuation of the IPL channel program. <text:s/>The CCW Area is provided for this usage. <text:s/>The CCW area follows the loaded program as a complete IPL ELF or PT_LOAD segment.</text:p>
      <text:h text:style-name="Heading_20_3" text:outline-level="3">Processor Execution Modes</text:h>
      <text:p text:style-name="Text_20_body">Two execution modes exist in S/390 and zSeries family processors: problem (user) program state and supervisor state. <text:s/>An IPL ELF program may run in either of these two states and must execute in supervisor state for some operations.</text:p>
      <text:h text:style-name="Heading_20_2" text:outline-level="2">Exception Interface</text:h>
      <text:p text:style-name="Text_20_body">The S/390 and zSeries family processor exception mechanism allows the processor to change to or remain in supervisor state as a result of six different causes: system calls, I/O interrupts, external interrupts, machine checks, restart interruptions or program checks (unusual conditions arising in the execution of instructions). </text:p>
      <text:p text:style-name="Text_20_body">When exceptions occur:</text:p>
      <text:list xml:id="list1745969081" text:style-name="L9">
        <text:list-item>
          <text:p text:style-name="P27">information (such as the address of the next instruction to be executed after control is returned to the original program) is saved, </text:p>
        </text:list-item>
        <text:list-item>
          <text:p text:style-name="P27">program control passes from user to supervisor level or stays in supervisor level, and</text:p>
        </text:list-item>
        <text:list-item>
          <text:p text:style-name="P27">software continues execution at an address (the exception vector) predetermined for each exception.</text:p>
        </text:list-item>
      </text:list>
      <text:p text:style-name="Text_20_body">Exceptions may be synchronous or asynchronous. <text:s/>Synchronous exceptions, being caused <text:soft-page-break/>by instruction execution, can be explicitly generated by a process. <text:s/>The IPL ELF or some other program made available by the IPL ELF must handle the exception and may process the exception as defined by the applicable processor supplement.</text:p>
      <text:h text:style-name="Heading_20_2" text:outline-level="2">Program Initialization</text:h>
      <text:p text:style-name="Text_20_body">The IPL ELF or some other program made available by the IPL ELF must initialize the hardware for process execution. <text:s/>This may include establishing the hardware system state and architecture for <text:s/>program execution, creation of an exception interface and providing support for S/390 or zSeries supplement process execution and or operating system interfaces.</text:p>
      <text:p text:style-name="Text_20_body"/>
      <text:p text:style-name="P2"/>
      <text:h text:style-name="Heading_20_1" text:outline-level="1">Object Files</text:h>
      <text:p text:style-name="Text_20_body">An IPL ELF executable extends a standard S/390 or zSeries ELF executable file with additional program segments and a consolidation into one program segment of what is normally contained in two. <text:s/>A maximum IPL ELF will consist of five program segment headers even though one or more may have content of zero length. <text:s/>A minimal IPL ELF will contain only program headers that have content, that is, a content length greater than zero.</text:p>
      <text:p text:style-name="Text_20_body">The number of program headers affects the size of the IPL ELF. <text:s/>This is only significant in a case where the IPL ELF exceeds 65,535 bytes or exceeds the maximum record size stored by a specific medium.</text:p>
      <text:p text:style-name="Text_20_body">The creation of an IPL ELF executable occurs by means of linkage editing by a ELF supporting linker, for example GNU ld. <text:s/>As an extension to standard executables, the default link scripts provided by the linker will not support IPL ELF creation directly. <text:s/>A link script <text:s/>supporting the IPL ELF standard is required and may be created specifically for the IPL ELF. <text:s/>Alternatively, a ELF object file preprocessor be used to create the required link script.</text:p>
      <text:h text:style-name="Heading_20_2" text:outline-level="2">ELF Header</text:h>
      <text:p text:style-name="Text_20_body">The ELF header follows the processor supplement. <text:s/>In addition to the processor identifications specified by the processor supplements, 22, the value of 9 is also recognized, defined as the name EM_S370. <text:s/>When 9 is specified, the S/390 processor supplement must be followed for the ELF header.</text:p>
      <text:p text:style-name="Text_20_body">Valid combinations of values for the ELF header supported by this supplemen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escription</text:p>
            </table:table-cell>
            <table:table-cell table:style-name="Table1.A1" office:value-type="string">
              <text:p text:style-name="Table_20_Heading">Processor</text:p>
            </table:table-cell>
            <table:table-cell table:style-name="Table1.C1" office:value-type="string">
              <text:p text:style-name="Table_20_Heading">Class</text:p>
            </table:table-cell>
          </table:table-row>
        </table:table-header-rows>
        <table:table-row>
          <table:table-cell table:style-name="Table1.A2" office:value-type="string">
            <text:p text:style-name="Table_20_Contents">Header Position</text:p>
          </table:table-cell>
          <table:table-cell table:style-name="Table1.A2" office:value-type="string">
            <text:p text:style-name="P9">e_machine</text:p>
          </table:table-cell>
          <table:table-cell table:style-name="Table1.C2" office:value-type="string">
            <text:p text:style-name="P9">e_ident[EI_CLASS]</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70</text:span> (9)</text:p>
          </table:table-cell>
          <table:table-cell table:style-name="Table1.C2" office:value-type="string">
            <text:p text:style-name="P9">ELFCLASS32</text:p>
          </table:table-cell>
        </table:table-row>
        <table:table-row>
          <table:table-cell table:style-name="Table1.A2" office:value-type="string">
            <text:p text:style-name="Table_20_Contents">S/390 Processor Supplement</text:p>
          </table:table-cell>
          <table:table-cell table:style-name="Table1.A2" office:value-type="string">
            <text:p text:style-name="P5"><text:span text:style-name="T3">EM_S390</text:span> (22)</text:p>
          </table:table-cell>
          <table:table-cell table:style-name="Table1.C2" office:value-type="string">
            <text:p text:style-name="P9">ELFCLASS32</text:p>
          </table:table-cell>
        </table:table-row>
        <table:table-row>
          <table:table-cell table:style-name="Table1.A2" office:value-type="string">
            <text:p text:style-name="Table_20_Contents">zSeries Processor Supplement</text:p>
          </table:table-cell>
          <table:table-cell table:style-name="Table1.A2" office:value-type="string">
            <text:p text:style-name="P5"><text:span text:style-name="T3">EM_S390</text:span> (22)</text:p>
          </table:table-cell>
          <table:table-cell table:style-name="Table1.C2" office:value-type="string">
            <text:p text:style-name="P9">ELFCLASS64</text:p>
          </table:table-cell>
        </table:table-row>
      </table:table>
      <text:p text:style-name="Text_20_body"/>
      <text:h text:style-name="Heading_20_2" text:outline-level="2">Sections</text:h>
      <text:p text:style-name="Text_20_body">Any standard or processor supplement special section may be present. <text:s/>Their usage is the same except where noted below for IPL ELF special sections. <text:s/>Support for special sections other than those identified in “Special Sections” must be provided by the IPL ELF itself.</text:p>
      <text:h text:style-name="Heading_20_3" text:outline-level="3">Special Sections</text:h>
      <text:p text:style-name="Text_20_body">Special sections specified by the processor supplements, .got and .plt, may exist within an <text:soft-page-break/>IPL ELF.</text:p>
      <text:p text:style-name="Text_20_body">The following special sections may be present in an IPL ELF.</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Name</text:p>
            </table:table-cell>
            <table:table-cell table:style-name="Table4.A1" office:value-type="string">
              <text:p text:style-name="P12">Type</text:p>
            </table:table-cell>
            <table:table-cell table:style-name="Table4.A1" office:value-type="string">
              <text:p text:style-name="P12">Attributes</text:p>
            </table:table-cell>
            <table:table-cell table:style-name="Table4.D1" office:value-type="string">
              <text:p text:style-name="P12">Description</text:p>
            </table:table-cell>
          </table:table-row>
        </table:table-header-rows>
        <table:table-row>
          <table:table-cell table:style-name="Table4.A2" office:value-type="string">
            <text:p text:style-name="P6">.asl</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ASL Area content</text:p>
          </table:table-cell>
        </table:table-row>
        <table:table-row>
          <table:table-cell table:style-name="Table4.A2" office:value-type="string">
            <text:p text:style-name="P6">.ccw</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CCW Area content continuing .ipl section CCW's</text:p>
          </table:table-cell>
        </table:table-row>
        <table:table-row>
          <table:table-cell table:style-name="Table4.A2" office:value-type="string">
            <text:p text:style-name="P6">.dat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read/write data</text:p>
          </table:table-cell>
        </table:table-row>
        <table:table-row>
          <table:table-cell table:style-name="Table4.A2" office:value-type="string">
            <text:p text:style-name="P6">.ipl[.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IPL ELF loading</text:p>
          </table:table-cell>
        </table:table-row>
        <table:table-row>
          <table:table-cell table:style-name="Table4.A2" office:value-type="string">
            <text:p text:style-name="P6">.iplp</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arameter initialization</text:p>
          </table:table-cell>
        </table:table-row>
        <table:table-row>
          <table:table-cell table:style-name="Table4.A2" office:value-type="string">
            <text:p text:style-name="P6">.iplt[.area]</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function PSW for TEXT segment loading</text:p>
          </table:table-cell>
        </table:table-row>
        <table:table-row>
          <table:table-cell table:style-name="Table4.A2" office:value-type="string">
            <text:p text:style-name="P6">.loader</text:p>
          </table:table-cell>
          <table:table-cell table:style-name="Table4.A2" office:value-type="string">
            <text:p text:style-name="P6">SHT_PROGBITS</text:p>
          </table:table-cell>
          <table:table-cell table:style-name="Table4.A2" office:value-type="string">
            <text:p text:style-name="P6">SHF_ALLOC</text:p>
          </table:table-cell>
          <table:table-cell table:style-name="Table4.D2" office:value-type="string">
            <text:p text:style-name="P6">IPL program instructions, read-only data and optional read/write data for an embedded boot loader program</text:p>
          </table:table-cell>
        </table:table-row>
        <table:table-row>
          <table:table-cell table:style-name="Table4.A2" office:value-type="string">
            <text:p text:style-name="P6">.text</text:p>
          </table:table-cell>
          <table:table-cell table:style-name="Table4.A2" office:value-type="string">
            <text:p text:style-name="P6">SHT_PROGBITS</text:p>
          </table:table-cell>
          <table:table-cell table:style-name="Table4.A2" office:value-type="string">
            <text:p text:style-name="P6">SHF_ALLOC+SHF_WRITE +SHF_EXECINSTR</text:p>
          </table:table-cell>
          <table:table-cell table:style-name="Table4.D2" office:value-type="string">
            <text:p text:style-name="P6">IPL program instructions, read-only data and optional read/write data</text:p>
          </table:table-cell>
        </table:table-row>
      </table:table>
      <text:p text:style-name="Text_20_body"/>
      <text:p text:style-name="Text_20_body">Note: These attributes may be provided to the GNU assembler by specifying:</text:p>
      <text:p text:style-name="P4">.section name,”a”,@progbits</text:p>
      <text:p text:style-name="P18">The assembler sets the correct attributes for the <text:span text:style-name="T3">.text</text:span> section.</text:p>
      <text:h text:style-name="Heading_20_3" text:outline-level="3">Symbol Table</text:h>
      <text:p text:style-name="Text_20_body">A symbol table within an IPL ELF is optional. <text:s/>If present its usage must match that of the applicable processor supplement.</text:p>
      <text:h text:style-name="Heading_20_3" text:outline-level="3">Relocation</text:h>
      <text:p text:style-name="Text_20_body">IPL ELF's do not directly support relocation of the IPL ELF. <text:s/>If used, an IPL ELF must provide its own relocation based upon the applicable processor supplement. <text:s/>It is the responsibility of the IPL ELF itself to either process the Global Offset Table (.got section) entries providing position independent code or use some other relocation or position independent technique allowing program relocation.</text:p>
      <text:p text:style-name="Text_20_body"/>
      <text:p text:style-name="Text_20_body"/>
      <text:p text:style-name="Text_20_body"/>
      <text:p text:style-name="P2"/>
      <text:h text:style-name="Heading_20_1" text:outline-level="1">Program Loading and Dynamic Linking</text:h>
      <text:p text:style-name="Text_20_body">This section describes how the Executable and Linking Format (ELF) is used in the construction, loading and execution of IPL programs. <text:s/>Dynamic Linking is not supported by IPL ELF executables. <text:s/>However, and IPL ELF may itself support dynamic linking for other ELF executables based upon the applicable processor supplement.</text:p>
      <text:p text:style-name="Text_20_body">The loading of IPL ELF content is driven by the constraints of the IPL device used as the source of the load. <text:s/>CCW driven IPL functions depend upon Format-0 CCW's. <text:s/>Format-0 CCW's can only access storage areas between 0x0 and 0xFFFFFF, inclusive. <text:s/>This constitutes the IPL eligible domain. <text:s/>The CDROM IPL process is only constrained by installed physical storage.</text:p>
      <text:h text:style-name="Heading_20_3" text:outline-level="3">Optional Device Specific Content</text:h>
      <text:p text:style-name="Text_20_body">An IPL ELF that does not contain device specific content is device independent and may be used with any supported IPL medium. <text:s/>When optional device specific content is specified the IPL ELF is considered device dependent. <text:s/>Device specific content may be included in the IPL segment, is present in the CCW and/or LOADER segments.</text:p>
      <text:h text:style-name="Heading_20_3" text:outline-level="3">Generic IPL ELF</text:h>
      <text:p text:style-name="Text_20_body">A generic IPL ELF contains only a TEXT segment. <text:s/>This is the result of a standard linked executable that combines all of the sections into the TEXT segment. <text:s/>The generic IPL ELF is handled in the following manner.</text:p>
      <text:p text:style-name="P14">IPL Record 0 – IPL PSW and CCW's</text:p>
      <text:p text:style-name="P3">IPL Record 0 IPL PSW is based upon the ELF executable entry point. <text:s/>Device specific content must be supplied by the IPL medium preparation process. <text:s/>The generic IPL ELF PSW is a S/370 and ESA/390 compatible 64-bit EC-mode PSW.</text:p>
      <text:p text:style-name="P14">IPL Record 1 – Continued CCW's</text:p>
      <text:p text:style-name="P3">IPL Record 1 is supplied by the IPL medium preparation process based upon the identified IPL medium.</text:p>
      <text:p text:style-name="P14">IPL Record 2- IPL program</text:p>
      <text:p text:style-name="P3">IPL Record 2 contains the generic IPL ELF in its entirety and is loaded at its link edited load address. <text:s/>The link edited load address is determined by the segment containing executable instructions less the size of the ELF headers.</text:p>
      <text:p text:style-name="P14">IPL Record 3 – Low Storage content</text:p>
      <text:p text:style-name="P3">IPL Record 3 is the default LOWC content supplied by the medium preparation process containing interrupt trap vectors.</text:p>
      <text:h text:style-name="Heading_20_2" text:outline-level="2"><text:soft-page-break/>Segment Types</text:h>
      <text:p text:style-name="Text_20_body">Processor specific segment and operating system specific processor types are used to define how the IPL ELF executable is used to create the IPL media content. <text:s/>The IPL segment is the controlling segment. <text:s/>The IPL segment types are implemented as PT_LOAD segments with additional permissions flag bits specified. <text:s/>The permissions flag field of a program segment header is 32-bits in length. <text:s/>The IPL ELF utilizes the following flags:</text:p>
      <text:list xml:id="list2170001156" text:style-name="L10">
        <text:list-item>
          <text:p text:style-name="P28">Bits 0-3 – IPL ELF segment type</text:p>
        </text:list-item>
        <text:list-item>
          <text:p text:style-name="P28">Bits 4-27 – reserved, must be set to zero</text:p>
        </text:list-item>
        <text:list-item>
          <text:p text:style-name="P28">Bits 28-31 – standard PT_LOAD segment read/write/execute permissions</text:p>
        </text:list-item>
      </text:list>
      <text:h text:style-name="Heading_20_2" text:outline-level="2">Segment Contents</text:h>
      <text:p text:style-name="Text_20_body">IPL ELF executables contain any of the following program segments. <text:s/>The TEXT segment is requir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Segment</text:p>
            </table:table-cell>
            <table:table-cell table:style-name="Table5.A1" office:value-type="string">
              <text:p text:style-name="P12">Type</text:p>
              <text:p text:style-name="P12">(p_type)</text:p>
            </table:table-cell>
            <table:table-cell table:style-name="Table5.A1" office:value-type="string">
              <text:p text:style-name="P12">Permissions (p_flags)</text:p>
            </table:table-cell>
            <table:table-cell table:style-name="Table5.D1" office:value-type="string">
              <text:p text:style-name="P12">Section Content</text:p>
            </table:table-cell>
          </table:table-row>
        </table:table-header-rows>
        <table:table-row>
          <table:table-cell table:style-name="Table5.A2" office:value-type="string">
            <text:p text:style-name="P6">TEXT</text:p>
          </table:table-cell>
          <table:table-cell table:style-name="Table5.A2" office:value-type="string">
            <text:p text:style-name="P11">PT_LOAD</text:p>
          </table:table-cell>
          <table:table-cell table:style-name="Table5.A2" office:value-type="string">
            <text:p text:style-name="P11">0x00000007</text:p>
          </table:table-cell>
          <table:table-cell table:style-name="Table5.D2" office:value-type="string">
            <text:p text:style-name="P6"><text:span text:style-name="T3">.text</text:span>, <text:span text:style-name="T3">.data,.bss,</text:span><text:span text:style-name="T4"> etc.</text:span></text:p>
          </table:table-cell>
        </table:table-row>
        <table:table-row>
          <table:table-cell table:style-name="Table5.A3" office:value-type="string">
            <text:p text:style-name="P6">IPL</text:p>
          </table:table-cell>
          <table:table-cell table:style-name="Table5.A3" office:value-type="string">
            <text:p text:style-name="P11">PT_LOAD</text:p>
          </table:table-cell>
          <table:table-cell table:style-name="Table5.A3" office:value-type="string">
            <text:p text:style-name="P11">0x1f000004</text:p>
          </table:table-cell>
          <table:table-cell table:style-name="Table5.D3" office:value-type="string">
            <text:p text:style-name="P10">.ipl.*<text:span text:style-name="T4"> or </text:span>.iplt.*</text:p>
          </table:table-cell>
        </table:table-row>
        <table:table-row>
          <table:table-cell table:style-name="Table5.A3" office:value-type="string">
            <text:p text:style-name="P6">CCW</text:p>
          </table:table-cell>
          <table:table-cell table:style-name="Table5.A3" office:value-type="string">
            <text:p text:style-name="P11">PT_LOAD</text:p>
          </table:table-cell>
          <table:table-cell table:style-name="Table5.A3" office:value-type="string">
            <text:p text:style-name="P11">0x20000004</text:p>
          </table:table-cell>
          <table:table-cell table:style-name="Table5.D3" office:value-type="string">
            <text:p text:style-name="P10">.ccw</text:p>
          </table:table-cell>
        </table:table-row>
        <table:table-row>
          <table:table-cell table:style-name="Table5.A3" office:value-type="string">
            <text:p text:style-name="P6">LOWC</text:p>
          </table:table-cell>
          <table:table-cell table:style-name="Table5.A3" office:value-type="string">
            <text:p text:style-name="P11">PT_LOAD</text:p>
          </table:table-cell>
          <table:table-cell table:style-name="Table5.A3" office:value-type="string">
            <text:p text:style-name="P11">0x30000006</text:p>
          </table:table-cell>
          <table:table-cell table:style-name="Table5.D3" office:value-type="string">
            <text:p text:style-name="P10">.asl, .iplp</text:p>
          </table:table-cell>
        </table:table-row>
        <table:table-row>
          <table:table-cell table:style-name="Table5.A3" office:value-type="string">
            <text:p text:style-name="P6">LOADER</text:p>
          </table:table-cell>
          <table:table-cell table:style-name="Table5.A3" office:value-type="string">
            <text:p text:style-name="P11">PT_LOAD</text:p>
          </table:table-cell>
          <table:table-cell table:style-name="Table5.A3" office:value-type="string">
            <text:p text:style-name="P11">0xF0000007</text:p>
          </table:table-cell>
          <table:table-cell table:style-name="Table5.D3" office:value-type="string">
            <text:p text:style-name="P10">.loader</text:p>
          </table:table-cell>
        </table:table-row>
      </table:table>
      <text:p text:style-name="Text_20_body"/>
      <text:h text:style-name="Heading_20_3" text:outline-level="3">IPL Segment (0x1f000004)</text:h>
      <text:p text:style-name="Text_20_body">The IPL segment, when present, defines program specific and optionally device specific content of IPL record 0. <text:s/>The Program Status Word is the required program specific data. <text:s/>The IPL segment content length must be 8 bytes or 28 bytes depending upon whether the optional device specific content is present.</text:p>
      <text:p text:style-name="Text_20_body">The IPL segment also identifies in the permissions flags, whether the ELF or TEXT segment <text:s/>is being loaded and into which area. <text:s/>This is derived from the section name that defines the segment.</text:p>
      <table:table table:name="Table13" table:style-name="Table13">
        <table:table-column table:style-name="Table13.A" table:number-columns-repeated="5"/>
        <table:table-header-rows>
          <table:table-row>
            <table:table-cell table:style-name="Table13.A1" office:value-type="string">
              <text:p text:style-name="Table_20_Heading">Section Name</text:p>
            </table:table-cell>
            <table:table-cell table:style-name="Table13.A1" office:value-type="string">
              <text:p text:style-name="Table_20_Heading">Loading</text:p>
            </table:table-cell>
            <table:table-cell table:style-name="Table13.A1" office:value-type="string">
              <text:p text:style-name="Table_20_Heading">Flag Value</text:p>
            </table:table-cell>
            <table:table-cell table:style-name="Table13.A1" office:value-type="string">
              <text:p text:style-name="Table_20_Heading">Storage Area</text:p>
            </table:table-cell>
            <table:table-cell table:style-name="Table13.E1" office:value-type="string">
              <text:p text:style-name="Table_20_Heading">Flag Value</text:p>
            </table:table-cell>
          </table:table-row>
        </table:table-header-rows>
        <table:table-row>
          <table:table-cell table:style-name="Table13.A2" office:value-type="string">
            <text:p text:style-name="Table_20_Contents">.ipl</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 or ELF2</text:p>
          </table:table-cell>
          <table:table-cell table:style-name="Table13.E2" office:value-type="string">
            <text:p text:style-name="P5">0x4 or 0x5</text:p>
          </table:table-cell>
        </table:table-row>
        <table:table-row>
          <table:table-cell table:style-name="Table13.A2" office:value-type="string">
            <text:p text:style-name="Table_20_Contents">.ipl.txt0</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xt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xt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elf1</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1</text:p>
          </table:table-cell>
          <table:table-cell table:style-name="Table13.E2" office:value-type="string">
            <text:p text:style-name="P5">0x4</text:p>
          </table:table-cell>
        </table:table-row>
        <text:soft-page-break/>
        <table:table-row>
          <table:table-cell table:style-name="Table13.A2" office:value-type="string">
            <text:p text:style-name="Table_20_Contents">.ipl.efl2</text:p>
          </table:table-cell>
          <table:table-cell table:style-name="Table13.A2" office:value-type="string">
            <text:p text:style-name="Table_20_Contents">IPL ELF</text:p>
          </table:table-cell>
          <table:table-cell table:style-name="Table13.A2" office:value-type="string">
            <text:p text:style-name="P5">0x0</text:p>
          </table:table-cell>
          <table:table-cell table:style-name="Table13.A2" office:value-type="string">
            <text:p text:style-name="P5">ELF2</text:p>
          </table:table-cell>
          <table:table-cell table:style-name="Table13.E2" office:value-type="string">
            <text:p text:style-name="P5">0x5</text:p>
          </table:table-cell>
        </table:table-row>
        <table:table-row>
          <table:table-cell table:style-name="Table13.A2" office:value-type="string">
            <text:p text:style-name="Table_20_Contents">.iplt</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 or TXT1</text:p>
          </table:table-cell>
          <table:table-cell table:style-name="Table13.E2" office:value-type="string">
            <text:p text:style-name="P5">0x1 or 0x2</text:p>
          </table:table-cell>
        </table:table-row>
        <table:table-row>
          <table:table-cell table:style-name="Table13.A2" office:value-type="string">
            <text:p text:style-name="Table_20_Contents">.iplt.txt0</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0</text:p>
          </table:table-cell>
          <table:table-cell table:style-name="Table13.E2" office:value-type="string">
            <text:p text:style-name="P5">0x1</text:p>
          </table:table-cell>
        </table:table-row>
        <table:table-row>
          <table:table-cell table:style-name="Table13.A2" office:value-type="string">
            <text:p text:style-name="Table_20_Contents">.iplt.txt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1</text:p>
          </table:table-cell>
          <table:table-cell table:style-name="Table13.E2" office:value-type="string">
            <text:p text:style-name="P5">0x2</text:p>
          </table:table-cell>
        </table:table-row>
        <table:table-row>
          <table:table-cell table:style-name="Table13.A2" office:value-type="string">
            <text:p text:style-name="Table_20_Contents">.iplt.txt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TXT2</text:p>
          </table:table-cell>
          <table:table-cell table:style-name="Table13.E2" office:value-type="string">
            <text:p text:style-name="P5">0x3</text:p>
          </table:table-cell>
        </table:table-row>
        <table:table-row>
          <table:table-cell table:style-name="Table13.A2" office:value-type="string">
            <text:p text:style-name="Table_20_Contents">.iplt.elf1</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1</text:p>
          </table:table-cell>
          <table:table-cell table:style-name="Table13.E2" office:value-type="string">
            <text:p text:style-name="P5">0x4</text:p>
          </table:table-cell>
        </table:table-row>
        <table:table-row>
          <table:table-cell table:style-name="Table13.A2" office:value-type="string">
            <text:p text:style-name="Table_20_Contents">.iptl.efl2</text:p>
          </table:table-cell>
          <table:table-cell table:style-name="Table13.A2" office:value-type="string">
            <text:p text:style-name="Table_20_Contents">TEXT segment</text:p>
          </table:table-cell>
          <table:table-cell table:style-name="Table13.A2" office:value-type="string">
            <text:p text:style-name="P5">0x8</text:p>
          </table:table-cell>
          <table:table-cell table:style-name="Table13.A2" office:value-type="string">
            <text:p text:style-name="P5">ELF2</text:p>
          </table:table-cell>
          <table:table-cell table:style-name="Table13.E2" office:value-type="string">
            <text:p text:style-name="P5">0x5</text:p>
          </table:table-cell>
        </table:table-row>
      </table:table>
      <text:p text:style-name="Text_20_body"/>
      <text:p text:style-name="Text_20_body">Bit 4 of the permissions flags defines what is being loaded. <text:s/>If bit 4 is set to zero, the entire IPL ELF is to be loaded. <text:s/>If bit 4 is set to one, the TEXT segment is being loaded.</text:p>
      <text:p text:style-name="Text_20_body">Bits 5-7 of the permissions flags defines the area into which the loaded content is to be placed:</text:p>
      <text:p text:style-name="P3">0x1 – TXT0 area</text:p>
      <text:p text:style-name="P3">0x2 – TXT1 area</text:p>
      <text:p text:style-name="P3">0x3 – TXT2 area</text:p>
      <text:p text:style-name="P3">0x4 – ELF1 area</text:p>
      <text:p text:style-name="P3">0x5 – ELF2 area</text:p>
      <text:p text:style-name="Text_20_body">The format of the IPL segment is as follows, when including the required program specific and optional device specific conten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P12">Segment Position</text:p>
            </table:table-cell>
            <table:table-cell table:style-name="Table6.A1" office:value-type="string">
              <text:p text:style-name="P12">Field Length</text:p>
            </table:table-cell>
            <table:table-cell table:style-name="Table6.A1" office:value-type="string">
              <text:p text:style-name="P12">Required</text:p>
              <text:p text:style-name="P12">Program</text:p>
              <text:p text:style-name="P12">Data</text:p>
            </table:table-cell>
            <table:table-cell table:style-name="Table6.A1" office:value-type="string">
              <text:p text:style-name="P12">Optional</text:p>
              <text:p text:style-name="P12">Device Data</text:p>
            </table:table-cell>
            <table:table-cell table:style-name="Table6.A1" office:value-type="string">
              <text:p text:style-name="P12">IPL rec 0 Content</text:p>
            </table:table-cell>
            <table:table-cell table:style-name="Table6.F1" office:value-type="string">
              <text:p text:style-name="P12">Field Description</text:p>
            </table:table-cell>
          </table:table-row>
        </table:table-header-rows>
        <table:table-row>
          <table:table-cell table:style-name="Table6.A2" office:value-type="string">
            <text:p text:style-name="P7">0x0-0x7</text:p>
          </table:table-cell>
          <table:table-cell table:style-name="Table6.A2" office:value-type="string">
            <text:p text:style-name="P7">8</text:p>
          </table:table-cell>
          <table:table-cell table:style-name="Table6.A2" office:value-type="string">
            <text:p text:style-name="P7">X</text:p>
          </table:table-cell>
          <table:table-cell table:style-name="Table6.A2" office:value-type="string">
            <text:p text:style-name="P7"/>
          </table:table-cell>
          <table:table-cell table:style-name="Table6.A2" office:value-type="string">
            <text:p text:style-name="P7">X</text:p>
          </table:table-cell>
          <table:table-cell table:style-name="Table6.F2" office:value-type="string">
            <text:p text:style-name="P6">64-bit IPL Program Status Word</text:p>
          </table:table-cell>
        </table:table-row>
        <table:table-row>
          <table:table-cell table:style-name="Table6.A2" office:value-type="string">
            <text:p text:style-name="P7">0x8-0xF</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CCW reads IPL record 1</text:p>
          </table:table-cell>
        </table:table-row>
        <table:table-row>
          <table:table-cell table:style-name="Table6.A2" office:value-type="string">
            <text:p text:style-name="P7">0x10-0x17</text:p>
          </table:table-cell>
          <table:table-cell table:style-name="Table6.A2" office:value-type="string">
            <text:p text:style-name="P7">8</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X</text:p>
          </table:table-cell>
          <table:table-cell table:style-name="Table6.F2" office:value-type="string">
            <text:p text:style-name="P6">TIC CCW to continue with chain in IPL record 1</text:p>
          </table:table-cell>
        </table:table-row>
        <table:table-row>
          <table:table-cell table:style-name="Table6.A2" office:value-type="string">
            <text:p text:style-name="P7">0x18-0x19</text:p>
          </table:table-cell>
          <table:table-cell table:style-name="Table6.A2" office:value-type="string">
            <text:p text:style-name="P7">2</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type in hex for this IPL ELF</text:p>
          </table:table-cell>
        </table:table-row>
        <table:table-row>
          <table:table-cell table:style-name="Table6.A2" office:value-type="string">
            <text:p text:style-name="P7">0x1A</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Required IPL device model in hex for this IPL ELF</text:p>
          </table:table-cell>
        </table:table-row>
        <table:table-row>
          <table:table-cell table:style-name="Table6.A2" office:value-type="string">
            <text:p text:style-name="P7">0x1B</text:p>
          </table:table-cell>
          <table:table-cell table:style-name="Table6.A2" office:value-type="string">
            <text:p text:style-name="P7">1</text:p>
          </table:table-cell>
          <table:table-cell table:style-name="Table6.A2" office:value-type="string">
            <text:p text:style-name="P7"/>
          </table:table-cell>
          <table:table-cell table:style-name="Table6.A2" office:value-type="string">
            <text:p text:style-name="P7">X</text:p>
          </table:table-cell>
          <table:table-cell table:style-name="Table6.A2" office:value-type="string">
            <text:p text:style-name="P7"/>
          </table:table-cell>
          <table:table-cell table:style-name="Table6.F2" office:value-type="string">
            <text:p text:style-name="P6">Bit settings of supported device classes</text:p>
          </table:table-cell>
        </table:table-row>
      </table:table>
      <text:p text:style-name="Text_20_body"/>
      <text:p text:style-name="Text_20_body">Device class bit settings, in hex, are:</text:p>
      <text:list xml:id="list1302738072" text:style-name="L11">
        <text:list-item>
          <text:p text:style-name="P29">0x80 – CKD DASD</text:p>
        </text:list-item>
        <text:list-item>
          <text:p text:style-name="P29">0x40 – ECKD DASD</text:p>
        </text:list-item>
        <text:list-item>
          <text:p text:style-name="P29">0x20 – FBA DASD</text:p>
        </text:list-item>
        <text:list-item>
          <text:p text:style-name="P29"><text:soft-page-break/>0x10 – Tape device</text:p>
        </text:list-item>
        <text:list-item>
          <text:p text:style-name="P29">0x08 – Card device</text:p>
        </text:list-item>
        <text:list-item>
          <text:p text:style-name="P29">0x01 – CDROM device</text:p>
        </text:list-item>
      </text:list>
      <text:p text:style-name="Text_20_body">If the IPL segment is missing in the ELF, the implied IPL segment is determined by the presence, first, of a LOADER segment, and second, by the required TEXT segment. <text:s/>If the LOADER segment is present, then a device independent IPL segment is implied containing an IPL PSW with the instruction address set to the LOADER segment entry point. <text:s/>Otherwise, the IPL PSW of the implied IPL segment is set to the IPL ELF link edited entry point in the ELF header. <text:s/>The LOADER segment entry point relative to the start of the LOADER segment is implementation defined.</text:p>
      <text:p text:style-name="P17">When the IPL segment is not present or contains content of length 0, a PSW may be supplied by the medium preparation process that is consistent with any processor. <text:s/>This PSW will contain the values associated with:</text:p>
      <text:list xml:id="list943344143" text:style-name="L12">
        <text:list-item>
          <text:p text:style-name="P30">Dynamic address translation and masked interrupts being disabled,</text:p>
        </text:list-item>
        <text:list-item>
          <text:p text:style-name="P30">A storage key of 0,</text:p>
        </text:list-item>
        <text:list-item>
          <text:p text:style-name="P30">Bit 12 is set to 1, indicating a S/370 EC-mode or ESA/390 PSW,</text:p>
        </text:list-item>
        <text:list-item>
          <text:p text:style-name="P30">control instructions being enabled for the running program,</text:p>
        </text:list-item>
        <text:list-item>
          <text:p text:style-name="P30">primary address space would be in use if dynamic address translation were enabled,</text:p>
        </text:list-item>
        <text:list-item>
          <text:p text:style-name="P30">program mask and condition codes being set to zero,</text:p>
        </text:list-item>
        <text:list-item>
          <text:p text:style-name="P30">24-bit addressing (or 31-bit addressing for CDROM devices if required) being in use and</text:p>
        </text:list-item>
        <text:list-item>
          <text:p text:style-name="P30">the instruction address being determined as described above in bits 33-63</text:p>
        </text:list-item>
      </text:list>
      <text:p text:style-name="Text_20_body">This results in a PSW of: 0x00080000xxxxxxxx, where “x” represents the instruction address.</text:p>
      <text:h text:style-name="Heading_20_3" text:outline-level="3">CCW Segment (0x20000004)</text:h>
      <text:p text:style-name="Text_20_body">The optional CCW segment provides the CCW content of IPL record 1.</text:p>
      <text:p text:style-name="Text_20_body">If the CCW segment is not present or contains zero length content, the medium preparation process can provide the IPL record 1 content. <text:s/>The IPL record content is based upon, first the device class specified in the IPL segment or, for a device independent IPL ELF, by the targeted storage medium.</text:p>
      <text:p text:style-name="Text_20_body">No mechanism exists from the GNU assembler or linker to provide to the ELF content the actual size of the physical ELF file. <text:s/>When using the CCW segment in conjunction with ELF loading, it is recommended that 65,535 bytes of data be read with the suppress-incorrect-length flag set in the channel-command word reading IPL record 2.</text:p>
      <text:h text:style-name="Heading_20_3" text:outline-level="3"><text:soft-page-break/>LOWC Segment (0x30000006)</text:h>
      <text:p text:style-name="Text_20_body">The LOWC segment specifies the content for the assigned storage area and optionally the IPL area immediately following it. <text:s/>When LOWC segment bytes 0-7 are all zeros, storage locations 0x0-0x7, containing the IPL PSW from the IPL segment, are not overwritten during the process of loading the LOWC segment into storage.</text:p>
      <text:p text:style-name="Text_20_body">If the LOWC segment is not present or contains content of zero length, the medium preparation process may supply default content for IPL record 3.</text:p>
      <text:h text:style-name="Heading_20_3" text:outline-level="3">LOADER Segment (0xF0000007)</text:h>
      <text:p text:style-name="Text_20_body">The LOADER segment allows for the embedding of a boot loader within the IPL ELF. <text:s/>If the LOADER segment is present, the LOADER segment will be placed in IPL record 2 rather than the TEXT segment or IPL ELF. <text:s/>Depending upon the processor, the LOADER segment is always loaded into the TXT0 or TXT1 storage. <text:s/></text:p>
      <text:p text:style-name="Text_20_body">The first 32-bytes of the LOADER segment are reserved for implementation specific communication between the medium preparation process and the loader. <text:s/>The first 16-bytes are used by the loader to communicate information to the medium preparation process. <text:s/>The second 16-bytes are used by the medium preparation process to communicate information to useful to the loader to bootstrap load process. <text:s/>The content and meaning of the shared information is implementation specific. <text:s/>Refer to the medium preparation process documentation for details.</text:p>
      <text:h text:style-name="Heading_20_3" text:outline-level="3">TEXT Segment (0x00000007)</text:h>
      <text:p text:style-name="Text_20_body">The TEXT segment content contains the IPL program loaded and entered by the IPL function or loader. <text:s/>The TEXT segment is required. <text:s/>When TEXT segment is loaded by the IPL function, the IPL PSW instruction address is used to enter the TEXT segment. <text:s/>When the TEXT segment is loaded by a loader control is passed to the first byte of the TEXT segment. <text:s/>If the TEXT segment is loaded as part of an entire IPL ELF it is entered by means of the link edited entry point contained in the ELF header.</text:p>
      <text:h text:style-name="Heading_20_3" text:outline-level="3">Program Loading</text:h>
      <text:p text:style-name="Text_20_body">The program is loaded sequentially by processing each of the IPL records in sequence. <text:s/>In the case where an embedded or medium preparation process <text:s/>supplied loader is not present, each of the records is loaded into the IPL domain address space as follows:</text:p>
      <text:list xml:id="list1270999357" text:style-name="L13">
        <text:list-item>
          <text:p text:style-name="P31">IPL record 0 – Location 0x0 by the hardware IPL function</text:p>
        </text:list-item>
        <text:list-item>
          <text:p text:style-name="P31">IPL record 1 – Location established when the IPL medium is prepared, loaded by IPL record 0</text:p>
        </text:list-item>
        <text:list-item>
          <text:p text:style-name="P31">IPL record 2 – Location established during linkage editing when the IPL ELF executable is created by IPL record 1. <text:s text:c="2"/>Loaded by IPL record 1 content. <text:s/>IPL record 2 content may be supplied by either the TEXT or LOADER segments</text:p>
        </text:list-item>
        <text:list-item>
          <text:p text:style-name="P31"><text:soft-page-break/>IPL record 3 – Location starting at either 0x0 or 0x8. <text:s/>Loaded by IPL record 1.</text:p>
        </text:list-item>
        <text:list-item>
          <text:p text:style-name="P31">Following successful loading of the IPL records, the last step of the IPL function is the loading of the initial Program Status Word from storage locations 0x0-0x7 and changing the central processing unit's state to running.</text:p>
        </text:list-item>
      </text:list>
      <text:p text:style-name="Text_20_body">When a loader is provided, either embedded or provided by the medium preparation process, the program loading sequence is the same for IPL records 0 through 2. <text:s/>The IPL PSW contained in IPL record 0 is determined by the start of the loader's executable instructions.</text:p>
      <text:p text:style-name="Text_20_body">IPL record 3 in the above sequence is replaced by directed records, starting with that of the program being loaded (its TEXT segment or entire ELF) followed by the content that would have been in IPL record 3. <text:s/>This causes the program to be loaded before its assigned storage locations are established.</text:p>
      <text:h text:style-name="Heading_20_4" text:outline-level="4">Bootstrap Loading</text:h>
      <text:p text:style-name="Text_20_body">The purpose of a bootstrap loader is to overcome inherent constraints of the IPL function. <text:s/>These constraints are:</text:p>
      <text:list xml:id="list974222869" text:style-name="L14">
        <text:list-item>
          <text:p text:style-name="P32">restricted storage addressing forced by the use of Format-0 CCW's (addresses 0 to 0xFFFFFF) and</text:p>
        </text:list-item>
        <text:list-item>
          <text:p text:style-name="P32">size of the content able to be read by a limited number of CCW's, usually one. <text:s/>A CCW is limited to reading a maximum of 65535 bytes. <text:s/>Device limitations usually lower the amount of IPL data readable to a value below this architectural maximum.</text:p>
        </text:list-item>
      </text:list>
      <text:p text:style-name="Text_20_body">For IPL programs that need to reside above the first 16-megabytes of storage or are larger than the limitations imposed by the IPL device (or CCW's), the IPL function must be augmented to successfully load them.</text:p>
      <text:p text:style-name="Text_20_body">The bootstrap loader's responsibility is primarily loading. <text:s/>The bootstrap loader is neither required to set the machine architecture nor restricted from doing so. <text:s/>In architectures that support more than one addressing mode, it will enable the highest addressing mode supported by the architecture of the IPL function upon entry to the bootstrap program:</text:p>
      <text:list xml:id="list951487838" text:style-name="L15">
        <text:list-item>
          <text:p text:style-name="P33">System/370 – 24-bit addressing</text:p>
        </text:list-item>
        <text:list-item>
          <text:p text:style-name="P33">ESA/390 – 31-bit addressing</text:p>
        </text:list-item>
        <text:list-item>
          <text:p text:style-name="P33">z/Architecture – 64-bit addressing</text:p>
        </text:list-item>
      </text:list>
      <text:p text:style-name="Text_20_body">See the Process Initialization section for IPL ELF responsibilities.</text:p>
      <text:p text:style-name="Text_20_body">Because the hardware IPL function will pass control to the bootstrap loader following the IPL function, the bootstrap loader must be sensitive to the I/O architecture of the underlying system, namely, channel-based I/O vs. subchannel-based I/O.</text:p>
      <text:p text:style-name="Text_20_body">The bootstrap loader will load, in this sequence:</text:p>
      <text:list xml:id="list1601839895" text:style-name="L16">
        <text:list-item>
          <text:p text:style-name="P34">the IPL program content (TEXT segment or entire ELF), then</text:p>
        </text:list-item>
        <text:list-item>
          <text:p text:style-name="P34">the IPL program's LOWC segment content.</text:p>
        </text:list-item>
      </text:list>
      <text:p text:style-name="Text_20_body"><text:soft-page-break/>Because each will reside in different storage areas, the bootstrap loader must utilize the directed record format.</text:p>
      <text:p text:style-name="Text_20_body">The end of additional records is indicated by the device detecting the end-of-file condition and reporting it by means of a unit exception device status indication.</text:p>
      <text:p text:style-name="Text_20_body">The loader will preserve the IPL parameters in 0x200-0x23F before entering the IPL program. <text:s/>For loaded TEXT segment's content, the first byte of the segment will be used as the entry point. <text:s/>For a loaded ELF file's content, the ELF entry address is used. <text:s/>The loader should be sensitive to 32- vs. 64-bit ELF formats. <text:s/></text:p>
      <text:h text:style-name="Heading_20_3" text:outline-level="3">Dynamic Linking</text:h>
      <text:p text:style-name="Text_20_body">Dynamic linking of an ELF is dependent upon a run-time dynamic loader external to the ELF. <text:s/>Because the IPL ELF is the first executable loaded into a S/390 or zSeries processor, nothing exists in storage that would provide the dynamic linking or to which an IPL ELF would be linked. <text:s/>The concept of dynamic linking is incompatible with the environment in which an IPL ELF executable exists.</text:p>
      <text:p text:style-name="Text_20_body">Once loaded, the IPL ELF executable may provide dynamic linking by other ELF executables to itself or other shared libraries as they are subsequently loaded.</text:p>
      <text:p text:style-name="P2"/>
      <text:h text:style-name="Heading_20_1" text:outline-level="1">Trademarks</text:h>
      <text:p text:style-name="Text_20_body">The following items are trademarks of International Business Machines in the United States, other countries, or both: IBM, ESA/390, S/370, S/390, System/370, System/390, zSeries, zArchitecture</text:p>
      <text:h text:style-name="Heading_20_1" text:outline-level="1">Related Publica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390 and zSeries Initial Program Load ELF ABI Supplement</text:p>
      </style:header>
      <style:footer>
        <text:p text:style-name="Footer"><text:tab/>Page <text:page-number text:select-page="current">25</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02T06:11:39</meta:creation-date>
    <meta:generator>OpenOffice.org/3.0$Unix OpenOffice.org_project/300m21$Build-9319</meta:generator>
    <dc:date>2012-04-01T11:17:32</dc:date>
    <meta:editing-duration>PT50H37M34S</meta:editing-duration>
    <meta:editing-cycles>382</meta:editing-cycles>
    <meta:document-statistic meta:table-count="14" meta:image-count="0" meta:object-count="0" meta:page-count="25" meta:paragraph-count="776" meta:word-count="6967" meta:character-count="41755"/>
    <meta:user-defined meta:name="Info 1"/>
    <meta:user-defined meta:name="Info 2"/>
    <meta:user-defined meta:name="Info 3"/>
    <meta:user-defined meta:name="Info 4"/>
  </office:meta>
</office:document-meta>
</file>